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006750" table:style-name="ce5">
            <text:p>9.006.750</text:p>
          </table:table-cell>
          <table:table-cell office:value-type="float" office:value="1853500" table:style-name="ce5">
            <text:p>1.85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191500" table:style-name="ce6">
            <text:p>13.191.500</text:p>
          </table:table-cell>
          <table:table-cell office:value-type="float" office:value="11908862" table:style-name="ce6">
            <text:p>11.908.862</text:p>
          </table:table-cell>
          <table:table-cell office:value-type="percentage" office:value="0.9027678429291589" table:style-name="ce7">
            <text:p>90,3%</text:p>
          </table:table-cell>
          <table:table-cell office:value-type="float" office:value="6534877" table:style-name="ce5">
            <text:p>6.534.877</text:p>
          </table:table-cell>
          <table:table-cell office:value-type="float" office:value="5968704" table:style-name="ce5">
            <text:p>5.968.704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61645" table:style-name="ce5">
            <text:p>1.461.645</text:p>
          </table:table-cell>
          <table:table-cell office:value-type="float" office:value="249400" table:style-name="ce5">
            <text:p>249.4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61445" table:style-name="ce6">
            <text:p>2.061.445</text:p>
          </table:table-cell>
          <table:table-cell office:value-type="float" office:value="1868361" table:style-name="ce6">
            <text:p>1.868.361</text:p>
          </table:table-cell>
          <table:table-cell office:value-type="percentage" office:value="0.90633560439400518" table:style-name="ce7">
            <text:p>90,6%</text:p>
          </table:table-cell>
          <table:table-cell office:value-type="float" office:value="1027071" table:style-name="ce5">
            <text:p>1.027.071</text:p>
          </table:table-cell>
          <table:table-cell office:value-type="float" office:value="955472" table:style-name="ce5">
            <text:p>955.472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63885" table:style-name="ce5">
            <text:p>1.163.885</text:p>
          </table:table-cell>
          <table:table-cell office:value-type="float" office:value="157500" table:style-name="ce5">
            <text:p>157.5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06985" table:style-name="ce6">
            <text:p>1.606.985</text:p>
          </table:table-cell>
          <table:table-cell office:value-type="float" office:value="1587788" table:style-name="ce6">
            <text:p>1.587.788</text:p>
          </table:table-cell>
          <table:table-cell office:value-type="percentage" office:value="0.98805402663995001" table:style-name="ce7">
            <text:p>98,8%</text:p>
          </table:table-cell>
          <table:table-cell office:value-type="float" office:value="854280" table:style-name="ce5">
            <text:p>854.280</text:p>
          </table:table-cell>
          <table:table-cell office:value-type="float" office:value="801487" table:style-name="ce5">
            <text:p>801.487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19500" table:style-name="ce5">
            <text:p>1.219.500</text:p>
          </table:table-cell>
          <table:table-cell office:value-type="float" office:value="287000" table:style-name="ce5">
            <text:p>287.0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25300" table:style-name="ce6">
            <text:p>1.825.300</text:p>
          </table:table-cell>
          <table:table-cell office:value-type="float" office:value="1510400" table:style-name="ce6">
            <text:p>1.510.400</text:p>
          </table:table-cell>
          <table:table-cell office:value-type="percentage" office:value="0.82748041417849116" table:style-name="ce7">
            <text:p>82,7%</text:p>
          </table:table-cell>
          <table:table-cell office:value-type="float" office:value="819753" table:style-name="ce5">
            <text:p>819.753</text:p>
          </table:table-cell>
          <table:table-cell office:value-type="float" office:value="775759" table:style-name="ce5">
            <text:p>775.759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247540" table:style-name="ce5">
            <text:p>2.247.540</text:p>
          </table:table-cell>
          <table:table-cell office:value-type="float" office:value="529800" table:style-name="ce5">
            <text:p>529.8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414690" table:style-name="ce6">
            <text:p>3.414.690</text:p>
          </table:table-cell>
          <table:table-cell office:value-type="float" office:value="2987863" table:style-name="ce6">
            <text:p>2.987.863</text:p>
          </table:table-cell>
          <table:table-cell office:value-type="percentage" office:value="0.87500270888426179" table:style-name="ce7">
            <text:p>87,5%</text:p>
          </table:table-cell>
          <table:table-cell office:value-type="float" office:value="1625416" table:style-name="ce5">
            <text:p>1.625.416</text:p>
          </table:table-cell>
          <table:table-cell office:value-type="float" office:value="1518238" table:style-name="ce5">
            <text:p>1.518.238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45405" table:style-name="ce5">
            <text:p>645.405</text:p>
          </table:table-cell>
          <table:table-cell office:value-type="float" office:value="104000" table:style-name="ce5">
            <text:p>104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904555" table:style-name="ce6">
            <text:p>904.555</text:p>
          </table:table-cell>
          <table:table-cell office:value-type="float" office:value="821293" table:style-name="ce6">
            <text:p>821.293</text:p>
          </table:table-cell>
          <table:table-cell office:value-type="percentage" office:value="0.9079525291441648" table:style-name="ce7">
            <text:p>90,8%</text:p>
          </table:table-cell>
          <table:table-cell office:value-type="float" office:value="453035" table:style-name="ce5">
            <text:p>453.035</text:p>
          </table:table-cell>
          <table:table-cell office:value-type="float" office:value="401704" table:style-name="ce5">
            <text:p>401.704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732835" table:style-name="ce5">
            <text:p>2.732.835</text:p>
          </table:table-cell>
          <table:table-cell office:value-type="float" office:value="386000" table:style-name="ce5">
            <text:p>386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746085" table:style-name="ce6">
            <text:p>3.746.085</text:p>
          </table:table-cell>
          <table:table-cell office:value-type="float" office:value="3504703" table:style-name="ce6">
            <text:p>3.504.703</text:p>
          </table:table-cell>
          <table:table-cell office:value-type="percentage" office:value="0.93556419568696381" table:style-name="ce7">
            <text:p>93,6%</text:p>
          </table:table-cell>
          <table:table-cell office:value-type="float" office:value="1935396" table:style-name="ce5">
            <text:p>1.935.396</text:p>
          </table:table-cell>
          <table:table-cell office:value-type="float" office:value="1755588" table:style-name="ce5">
            <text:p>1.755.588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07655" table:style-name="ce5">
            <text:p>2.207.655</text:p>
          </table:table-cell>
          <table:table-cell office:value-type="float" office:value="406300" table:style-name="ce5">
            <text:p>406.3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127030" table:style-name="ce6">
            <text:p>3.127.030</text:p>
          </table:table-cell>
          <table:table-cell office:value-type="float" office:value="2811233" table:style-name="ce6">
            <text:p>2.811.233</text:p>
          </table:table-cell>
          <table:table-cell office:value-type="percentage" office:value="0.89901056273844515" table:style-name="ce7">
            <text:p>89,9%</text:p>
          </table:table-cell>
          <table:table-cell office:value-type="float" office:value="1566326" table:style-name="ce5">
            <text:p>1.566.326</text:p>
          </table:table-cell>
          <table:table-cell office:value-type="float" office:value="1401383" table:style-name="ce5">
            <text:p>1.401.383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2110960" table:style-name="ce6">
            <text:p>12.110.960</text:p>
          </table:table-cell>
          <table:table-cell office:value-type="float" office:value="10207950" table:style-name="ce6">
            <text:p>10.207.950</text:p>
          </table:table-cell>
          <table:table-cell office:value-type="percentage" office:value="0.84286877340854893" table:style-name="ce7">
            <text:p>84,3%</text:p>
          </table:table-cell>
          <table:table-cell office:value-type="float" office:value="5645191" table:style-name="ce5">
            <text:p>5.645.191</text:p>
          </table:table-cell>
          <table:table-cell office:value-type="float" office:value="5154944" table:style-name="ce5">
            <text:p>5.154.944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540140" table:style-name="ce5">
            <text:p>5.540.140</text:p>
          </table:table-cell>
          <table:table-cell office:value-type="float" office:value="1106200" table:style-name="ce5">
            <text:p>1.106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860390" table:style-name="ce6">
            <text:p>7.860.390</text:p>
          </table:table-cell>
          <table:table-cell office:value-type="float" office:value="6951279" table:style-name="ce6">
            <text:p>6.951.279</text:p>
          </table:table-cell>
          <table:table-cell office:value-type="percentage" office:value="0.88434276161869829" table:style-name="ce7">
            <text:p>88,4%</text:p>
          </table:table-cell>
          <table:table-cell office:value-type="float" office:value="3943243" table:style-name="ce5">
            <text:p>3.943.243</text:p>
          </table:table-cell>
          <table:table-cell office:value-type="float" office:value="3434658" table:style-name="ce5">
            <text:p>3.434.658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73005" table:style-name="ce5">
            <text:p>1.173.005</text:p>
          </table:table-cell>
          <table:table-cell office:value-type="float" office:value="197400" table:style-name="ce5">
            <text:p>197.4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50155" table:style-name="ce6">
            <text:p>1.650.155</text:p>
          </table:table-cell>
          <table:table-cell office:value-type="float" office:value="1578103" table:style-name="ce6">
            <text:p>1.578.103</text:p>
          </table:table-cell>
          <table:table-cell office:value-type="percentage" office:value="0.95633622296087339" table:style-name="ce7">
            <text:p>95,6%</text:p>
          </table:table-cell>
          <table:table-cell office:value-type="float" office:value="876758" table:style-name="ce5">
            <text:p>876.758</text:p>
          </table:table-cell>
          <table:table-cell office:value-type="float" office:value="782627" table:style-name="ce5">
            <text:p>782.627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004675" table:style-name="ce5">
            <text:p>3.004.675</text:p>
          </table:table-cell>
          <table:table-cell office:value-type="float" office:value="458600" table:style-name="ce5">
            <text:p>458.6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168475" table:style-name="ce6">
            <text:p>4.168.475</text:p>
          </table:table-cell>
          <table:table-cell office:value-type="float" office:value="4056556" table:style-name="ce6">
            <text:p>4.056.556</text:p>
          </table:table-cell>
          <table:table-cell office:value-type="percentage" office:value="0.97315109242588715" table:style-name="ce7">
            <text:p>97,3%</text:p>
          </table:table-cell>
          <table:table-cell office:value-type="float" office:value="2238260" table:style-name="ce5">
            <text:p>2.238.260</text:p>
          </table:table-cell>
          <table:table-cell office:value-type="float" office:value="2004880" table:style-name="ce5">
            <text:p>2.004.880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58085" table:style-name="ce5">
            <text:p>358.085</text:p>
          </table:table-cell>
          <table:table-cell office:value-type="float" office:value="61400" table:style-name="ce5">
            <text:p>61.4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96085" table:style-name="ce6">
            <text:p>496.085</text:p>
          </table:table-cell>
          <table:table-cell office:value-type="float" office:value="441758" table:style-name="ce6">
            <text:p>441.758</text:p>
          </table:table-cell>
          <table:table-cell office:value-type="percentage" office:value="0.89048852515193966" table:style-name="ce7">
            <text:p>89,0%</text:p>
          </table:table-cell>
          <table:table-cell office:value-type="float" office:value="249630" table:style-name="ce5">
            <text:p>249.630</text:p>
          </table:table-cell>
          <table:table-cell office:value-type="float" office:value="224074" table:style-name="ce5">
            <text:p>224.074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362729" table:style-name="ce5">
            <text:p>7.362.729</text:p>
          </table:table-cell>
          <table:table-cell office:value-type="float" office:value="1514600" table:style-name="ce5">
            <text:p>1.514.6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485779" table:style-name="ce6">
            <text:p>10.485.779</text:p>
          </table:table-cell>
          <table:table-cell office:value-type="float" office:value="8983187" table:style-name="ce6">
            <text:p>8.983.187</text:p>
          </table:table-cell>
          <table:table-cell office:value-type="percentage" office:value="0.85670191980967747" table:style-name="ce7">
            <text:p>85,7%</text:p>
          </table:table-cell>
          <table:table-cell office:value-type="float" office:value="5072420" table:style-name="ce5">
            <text:p>5.072.420</text:p>
          </table:table-cell>
          <table:table-cell office:value-type="float" office:value="4554332" table:style-name="ce5">
            <text:p>4.554.332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34045" table:style-name="ce5">
            <text:p>1.634.045</text:p>
          </table:table-cell>
          <table:table-cell office:value-type="float" office:value="368000" table:style-name="ce5">
            <text:p>368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350045" table:style-name="ce6">
            <text:p>2.350.045</text:p>
          </table:table-cell>
          <table:table-cell office:value-type="float" office:value="2065410" table:style-name="ce6">
            <text:p>2.065.410</text:p>
          </table:table-cell>
          <table:table-cell office:value-type="percentage" office:value="0.87888104270343759" table:style-name="ce7">
            <text:p>87,9%</text:p>
          </table:table-cell>
          <table:table-cell office:value-type="float" office:value="1145699" table:style-name="ce5">
            <text:p>1.145.699</text:p>
          </table:table-cell>
          <table:table-cell office:value-type="float" office:value="1036102" table:style-name="ce5">
            <text:p>1.036.102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10925" table:style-name="ce5">
            <text:p>710.925</text:p>
          </table:table-cell>
          <table:table-cell office:value-type="float" office:value="138400" table:style-name="ce5">
            <text:p>138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1027775" table:style-name="ce6">
            <text:p>1.027.775</text:p>
          </table:table-cell>
          <table:table-cell office:value-type="float" office:value="912672" table:style-name="ce6">
            <text:p>912.672</text:p>
          </table:table-cell>
          <table:table-cell office:value-type="percentage" office:value="0.88800758920970058" table:style-name="ce7">
            <text:p>88,8%</text:p>
          </table:table-cell>
          <table:table-cell office:value-type="float" office:value="507124" table:style-name="ce5">
            <text:p>507.124</text:p>
          </table:table-cell>
          <table:table-cell office:value-type="float" office:value="463532" table:style-name="ce5">
            <text:p>463.532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06510" table:style-name="ce5">
            <text:p>2.406.510</text:p>
          </table:table-cell>
          <table:table-cell office:value-type="float" office:value="470200" table:style-name="ce5">
            <text:p>470.2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431760" table:style-name="ce6">
            <text:p>3.431.760</text:p>
          </table:table-cell>
          <table:table-cell office:value-type="float" office:value="3101175" table:style-name="ce6">
            <text:p>3.101.175</text:p>
          </table:table-cell>
          <table:table-cell office:value-type="percentage" office:value="0.90366896286453602" table:style-name="ce7">
            <text:p>90,4%</text:p>
          </table:table-cell>
          <table:table-cell office:value-type="float" office:value="1730153" table:style-name="ce5">
            <text:p>1.730.153</text:p>
          </table:table-cell>
          <table:table-cell office:value-type="float" office:value="1571907" table:style-name="ce5">
            <text:p>1.571.907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2070" table:style-name="ce5">
            <text:p>92.070</text:p>
          </table:table-cell>
          <table:table-cell office:value-type="float" office:value="21000" table:style-name="ce5">
            <text:p>21.0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5320" table:style-name="ce6">
            <text:p>135.320</text:p>
          </table:table-cell>
          <table:table-cell office:value-type="float" office:value="103450" table:style-name="ce6">
            <text:p>103.450</text:p>
          </table:table-cell>
          <table:table-cell office:value-type="percentage" office:value="0.76448418563405263" table:style-name="ce7">
            <text:p>76,4%</text:p>
          </table:table-cell>
          <table:table-cell office:value-type="float" office:value="57770" table:style-name="ce5">
            <text:p>57.770</text:p>
          </table:table-cell>
          <table:table-cell office:value-type="float" office:value="52331" table:style-name="ce5">
            <text:p>52.331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3240" table:style-name="ce5">
            <text:p>93.240</text:p>
          </table:table-cell>
          <table:table-cell office:value-type="float" office:value="22100" table:style-name="ce5">
            <text:p>22.1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6190" table:style-name="ce6">
            <text:p>136.190</text:p>
          </table:table-cell>
          <table:table-cell office:value-type="float" office:value="95093" table:style-name="ce6">
            <text:p>95.093</text:p>
          </table:table-cell>
          <table:table-cell office:value-type="percentage" office:value="0.69823775607607019" table:style-name="ce7">
            <text:p>69,8%</text:p>
          </table:table-cell>
          <table:table-cell office:value-type="float" office:value="53769" table:style-name="ce5">
            <text:p>53.769</text:p>
          </table:table-cell>
          <table:table-cell office:value-type="float" office:value="49895" table:style-name="ce5">
            <text:p>49.895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876" table:style-name="ce6">
            <text:p>170.876</text:p>
          </table:table-cell>
          <table:table-cell office:value-type="percentage" office:value="0.80010113874737787" table:style-name="ce7">
            <text:p>80,0%</text:p>
          </table:table-cell>
          <table:table-cell office:value-type="float" office:value="91560" table:style-name="ce5">
            <text:p>91.560</text:p>
          </table:table-cell>
          <table:table-cell office:value-type="float" office:value="85476" table:style-name="ce5">
            <text:p>85.476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5001" table:style-name="ce6">
            <text:p>5.001</text:p>
          </table:table-cell>
          <table:table-cell office:value-type="percentage" office:value="0.72583454281567494" table:style-name="ce7">
            <text:p>72,6%</text:p>
          </table:table-cell>
          <table:table-cell office:value-type="float" office:value="3685" table:style-name="ce5">
            <text:p>3.685</text:p>
          </table:table-cell>
          <table:table-cell office:value-type="float" office:value="3343" table:style-name="ce5">
            <text:p>3.343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1478467" table:style-name="ce11">
            <text:p>51.478.467</text:p>
          </table:table-cell>
          <table:table-cell office:value-type="float" office:value="9998780" table:style-name="ce12">
            <text:p>9.998.780</text:p>
          </table:table-cell>
          <table:table-cell office:value-type="float" office:value="9825400" table:style-name="ce13">
            <text:p>9.825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3950982" table:style-name="ce15">
            <text:p>73.950.982</text:p>
          </table:table-cell>
          <table:table-cell office:value-type="float" office:value="65673013" table:style-name="ce15">
            <text:p>65.673.013</text:p>
          </table:table-cell>
          <table:table-cell office:value-type="percentage" office:value="0.88806140532386713" table:style-name="ce16">
            <text:p>88,8%</text:p>
          </table:table-cell>
          <table:table-cell office:value-type="float" office:value="36431416" table:style-name="ce15">
            <text:p>36.431.416</text:p>
          </table:table-cell>
          <table:table-cell office:value-type="float" office:value="32996436" table:style-name="ce15">
            <text:p>32.996.43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11390" table:style-name="ce23">
            <text:p>4.411.390</text:p>
          </table:table-cell>
          <table:table-cell office:value-type="percentage" office:value="0.9527471832082518" table:style-name="ce24">
            <text:p>95,3%</text:p>
          </table:table-cell>
          <table:table-cell office:value-type="float" office:value="4333784" table:style-name="ce23">
            <text:p>4.333.784</text:p>
          </table:table-cell>
          <table:table-cell office:value-type="percentage" office:value="0.93598627612453" table:style-name="ce24">
            <text:p>93,6%</text:p>
          </table:table-cell>
          <table:table-cell office:value-type="date" office:date-value="2021-08-30T00:00:00" table:style-name="ce25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9842" table:style-name="ce5">
            <text:p>739.842</text:p>
          </table:table-cell>
          <table:table-cell office:value-type="percentage" office:value="0.93967520937640503" table:style-name="ce26">
            <text:p>94,0%</text:p>
          </table:table-cell>
          <table:table-cell office:value-type="float" office:value="726957" table:style-name="ce5">
            <text:p>726.957</text:p>
          </table:table-cell>
          <table:table-cell office:value-type="percentage" office:value="0.92330993804439776" table:style-name="ce26">
            <text:p>92,3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0336" table:style-name="ce5">
            <text:p>650.336</text:p>
          </table:table-cell>
          <table:table-cell office:value-type="percentage" office:value="0.96151634102888228" table:style-name="ce26">
            <text:p>96,2%</text:p>
          </table:table-cell>
          <table:table-cell office:value-type="float" office:value="643320" table:style-name="ce5">
            <text:p>643.320</text:p>
          </table:table-cell>
          <table:table-cell office:value-type="percentage" office:value="0.95114324366281522" table:style-name="ce26">
            <text:p>95,1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8480" table:style-name="ce5">
            <text:p>548.480</text:p>
          </table:table-cell>
          <table:table-cell office:value-type="percentage" office:value="0.88570515035736319" table:style-name="ce26">
            <text:p>88,6%</text:p>
          </table:table-cell>
          <table:table-cell office:value-type="float" office:value="533436" table:style-name="ce5">
            <text:p>533.436</text:p>
          </table:table-cell>
          <table:table-cell office:value-type="percentage" office:value="0.86141156028666566" table:style-name="ce26">
            <text:p>86,1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5779" table:style-name="ce5">
            <text:p>1.095.779</text:p>
          </table:table-cell>
          <table:table-cell office:value-type="percentage" office:value="0.89943650757821381" table:style-name="ce26">
            <text:p>89,9%</text:p>
          </table:table-cell>
          <table:table-cell office:value-type="float" office:value="1068439" table:style-name="ce5">
            <text:p>1.068.439</text:p>
          </table:table-cell>
          <table:table-cell office:value-type="percentage" office:value="0.87699530901793077" table:style-name="ce26">
            <text:p>87,7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1954" table:style-name="ce5">
            <text:p>341.954</text:p>
          </table:table-cell>
          <table:table-cell office:value-type="percentage" office:value="0.95202485620263599" table:style-name="ce26">
            <text:p>95,2%</text:p>
          </table:table-cell>
          <table:table-cell office:value-type="float" office:value="335337" table:style-name="ce5">
            <text:p>335.337</text:p>
          </table:table-cell>
          <table:table-cell office:value-type="percentage" office:value="0.93360264598286125" table:style-name="ce26">
            <text:p>93,4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8847" table:style-name="ce5">
            <text:p>1.458.847</text:p>
          </table:table-cell>
          <table:table-cell office:value-type="percentage" office:value="0.95217417411929339" table:style-name="ce26">
            <text:p>95,2%</text:p>
          </table:table-cell>
          <table:table-cell office:value-type="float" office:value="1432612" table:style-name="ce5">
            <text:p>1.432.612</text:p>
          </table:table-cell>
          <table:table-cell office:value-type="percentage" office:value="0.93505086409567906" table:style-name="ce26">
            <text:p>93,5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1239" table:style-name="ce5">
            <text:p>1.081.239</text:p>
          </table:table-cell>
          <table:table-cell office:value-type="percentage" office:value="0.93953626190670669" table:style-name="ce26">
            <text:p>94,0%</text:p>
          </table:table-cell>
          <table:table-cell office:value-type="float" office:value="1045672" table:style-name="ce5">
            <text:p>1.045.672</text:p>
          </table:table-cell>
          <table:table-cell office:value-type="percentage" office:value="0.90863052670178357" table:style-name="ce26">
            <text:p>90,9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8788" table:style-name="ce5">
            <text:p>3.958.788</text:p>
          </table:table-cell>
          <table:table-cell office:value-type="percentage" office:value="0.91456396942480567" table:style-name="ce26">
            <text:p>91,5%</text:p>
          </table:table-cell>
          <table:table-cell office:value-type="float" office:value="3817927" table:style-name="ce5">
            <text:p>3.817.927</text:p>
          </table:table-cell>
          <table:table-cell office:value-type="percentage" office:value="0.88202209163363643" table:style-name="ce26">
            <text:p>88,2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0414" table:style-name="ce5">
            <text:p>2.750.414</text:p>
          </table:table-cell>
          <table:table-cell office:value-type="percentage" office:value="0.94873170215136515" table:style-name="ce26">
            <text:p>94,9%</text:p>
          </table:table-cell>
          <table:table-cell office:value-type="float" office:value="2687929" table:style-name="ce5">
            <text:p>2.687.929</text:p>
          </table:table-cell>
          <table:table-cell office:value-type="percentage" office:value="0.92717803771796414" table:style-name="ce26">
            <text:p>92,7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1412" table:style-name="ce5">
            <text:p>611.412</text:p>
          </table:table-cell>
          <table:table-cell office:value-type="percentage" office:value="0.98315452300092621" table:style-name="ce26">
            <text:p>98,3%</text:p>
          </table:table-cell>
          <table:table-cell office:value-type="float" office:value="602060" table:style-name="ce5">
            <text:p>602.060</text:p>
          </table:table-cell>
          <table:table-cell office:value-type="percentage" office:value="0.96811644540496034" table:style-name="ce26">
            <text:p>96,8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8732" table:style-name="ce5">
            <text:p>1.658.732</text:p>
          </table:table-cell>
          <table:table-cell office:value-type="percentage" office:value="0.96432244385649446" table:style-name="ce26">
            <text:p>96,4%</text:p>
          </table:table-cell>
          <table:table-cell office:value-type="float" office:value="1645467" table:style-name="ce5">
            <text:p>1.645.467</text:p>
          </table:table-cell>
          <table:table-cell office:value-type="percentage" office:value="0.956610687395682" table:style-name="ce26">
            <text:p>95,7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236" table:style-name="ce5">
            <text:p>181.236</text:p>
          </table:table-cell>
          <table:table-cell office:value-type="percentage" office:value="0.96064369424523355" table:style-name="ce26">
            <text:p>96,1%</text:p>
          </table:table-cell>
          <table:table-cell office:value-type="float" office:value="176713" table:style-name="ce5">
            <text:p>176.713</text:p>
          </table:table-cell>
          <table:table-cell office:value-type="percentage" office:value="0.93666947593832328" table:style-name="ce26">
            <text:p>93,7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7194" table:style-name="ce5">
            <text:p>3.497.194</text:p>
          </table:table-cell>
          <table:table-cell office:value-type="percentage" office:value="0.93701276431564617" table:style-name="ce26">
            <text:p>93,7%</text:p>
          </table:table-cell>
          <table:table-cell office:value-type="float" office:value="3414983" table:style-name="ce5">
            <text:p>3.414.983</text:p>
          </table:table-cell>
          <table:table-cell office:value-type="percentage" office:value="0.9149857459783296" table:style-name="ce26">
            <text:p>91,5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4537" table:style-name="ce5">
            <text:p>754.537</text:p>
          </table:table-cell>
          <table:table-cell office:value-type="percentage" office:value="0.95876069896517369" table:style-name="ce26">
            <text:p>95,9%</text:p>
          </table:table-cell>
          <table:table-cell office:value-type="float" office:value="730408" table:style-name="ce5">
            <text:p>730.408</text:p>
          </table:table-cell>
          <table:table-cell office:value-type="percentage" office:value="0.92810092097505437" table:style-name="ce26">
            <text:p>92,8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4601" table:style-name="ce5">
            <text:p>354.601</text:p>
          </table:table-cell>
          <table:table-cell office:value-type="percentage" office:value="0.94434857176336495" table:style-name="ce26">
            <text:p>94,4%</text:p>
          </table:table-cell>
          <table:table-cell office:value-type="float" office:value="348109" table:style-name="ce5">
            <text:p>348.109</text:p>
          </table:table-cell>
          <table:table-cell office:value-type="percentage" office:value="0.92705953160869037" table:style-name="ce26">
            <text:p>92,7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7180" table:style-name="ce5">
            <text:p>1.287.180</text:p>
          </table:table-cell>
          <table:table-cell office:value-type="percentage" office:value="0.95116976781993112" table:style-name="ce26">
            <text:p>95,1%</text:p>
          </table:table-cell>
          <table:table-cell office:value-type="float" office:value="1266545" table:style-name="ce5">
            <text:p>1.266.545</text:p>
          </table:table-cell>
          <table:table-cell office:value-type="percentage" office:value="0.93592140460813145" table:style-name="ce26">
            <text:p>93,6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902" table:style-name="ce5">
            <text:p>34.902</text:p>
          </table:table-cell>
          <table:table-cell office:value-type="percentage" office:value="0.89542819026117293" table:style-name="ce26">
            <text:p>89,5%</text:p>
          </table:table-cell>
          <table:table-cell office:value-type="float" office:value="33534" table:style-name="ce5">
            <text:p>33.534</text:p>
          </table:table-cell>
          <table:table-cell office:value-type="percentage" office:value="0.86033146903381397" table:style-name="ce26">
            <text:p>86,0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516" table:style-name="ce5">
            <text:p>31.516</text:p>
          </table:table-cell>
          <table:table-cell office:value-type="percentage" office:value="0.8466353257219611" table:style-name="ce26">
            <text:p>84,7%</text:p>
          </table:table-cell>
          <table:table-cell office:value-type="float" office:value="30687" table:style-name="ce5">
            <text:p>30.687</text:p>
          </table:table-cell>
          <table:table-cell office:value-type="percentage" office:value="0.82436534586971122" table:style-name="ce26">
            <text:p>82,4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17" table:style-name="ce5">
            <text:p>34.917</text:p>
          </table:table-cell>
          <table:table-cell office:value-type="string" table:style-name="ce26">
            <text:p>-</text:p>
          </table:table-cell>
          <table:table-cell office:value-type="float" office:value="33152" table:style-name="ce5">
            <text:p>33.152</text:p>
          </table:table-cell>
          <table:table-cell office:value-type="string" table:style-name="ce26">
            <text:p>-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95" table:style-name="ce5">
            <text:p>1.595</text:p>
          </table:table-cell>
          <table:table-cell office:value-type="string" table:style-name="ce26">
            <text:p>-</text:p>
          </table:table-cell>
          <table:table-cell office:value-type="float" office:value="1506" table:style-name="ce5">
            <text:p>1.506</text:p>
          </table:table-cell>
          <table:table-cell office:value-type="string" table:style-name="ce26">
            <text:p>-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484891" table:style-name="ce15">
            <text:p>25.484.891</text:p>
          </table:table-cell>
          <table:table-cell office:value-type="percentage" office:value="0.94192780496285899" table:style-name="ce16">
            <text:p>94,2%</text:p>
          </table:table-cell>
          <table:table-cell office:value-type="float" office:value="24908577" table:style-name="ce15">
            <text:p>24.908.577</text:p>
          </table:table-cell>
          <table:table-cell office:value-type="percentage" office:value="0.92062709855648805" table:style-name="ce16">
            <text:p>92,1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361" table:style-name="ce35">
            <text:p>433.361</text:p>
          </table:table-cell>
          <table:table-cell office:value-type="percentage" office:value="1" table:style-name="ce36">
            <text:p>100,0%</text:p>
          </table:table-cell>
          <table:table-cell office:value-type="float" office:value="652355" table:style-name="ce35">
            <text:p>652.355</text:p>
          </table:table-cell>
          <table:table-cell office:value-type="percentage" office:value="1" table:style-name="ce36">
            <text:p>100,0%</text:p>
          </table:table-cell>
          <table:table-cell office:value-type="float" office:value="919595" table:style-name="ce35">
            <text:p>919.595</text:p>
          </table:table-cell>
          <table:table-cell office:value-type="percentage" office:value="1" table:style-name="ce36">
            <text:p>100,0%</text:p>
          </table:table-cell>
          <table:table-cell office:value-type="float" office:value="1193108" table:style-name="ce35">
            <text:p>1.193.108</text:p>
          </table:table-cell>
          <table:table-cell office:value-type="percentage" office:value="0.94315272236587377" table:style-name="ce36">
            <text:p>94,3%</text:p>
          </table:table-cell>
          <table:table-cell office:value-type="float" office:value="1212971" table:style-name="ce35">
            <text:p>1.212.971</text:p>
          </table:table-cell>
          <table:table-cell office:value-type="percentage" office:value="0.87571925487721591" table:style-name="ce36">
            <text:p>87,6%</text:p>
          </table:table-cell>
          <table:table-cell office:value-type="float" office:value="878116" table:style-name="ce35">
            <text:p>878.116</text:p>
          </table:table-cell>
          <table:table-cell office:value-type="percentage" office:value="0.77013059794758365" table:style-name="ce36">
            <text:p>77,0%</text:p>
          </table:table-cell>
          <table:table-cell office:value-type="float" office:value="689609" table:style-name="ce35">
            <text:p>689.609</text:p>
          </table:table-cell>
          <table:table-cell office:value-type="percentage" office:value="0.74257541952379313" table:style-name="ce36">
            <text:p>74,3%</text:p>
          </table:table-cell>
          <table:table-cell office:value-type="float" office:value="555762" table:style-name="ce35">
            <text:p>555.762</text:p>
          </table:table-cell>
          <table:table-cell office:value-type="percentage" office:value="0.73815491156278268" table:style-name="ce36">
            <text:p>73,8%</text:p>
          </table:table-cell>
          <table:table-cell office:value-type="float" office:value="6534877" table:style-name="ce35">
            <text:p>6.534.87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69322226658034" table:style-name="ce36">
            <text:p>87,7%</text:p>
          </table:table-cell>
          <table:table-cell office:value-type="percentage" office:value="0.77204155138496933" table:style-name="ce36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58" table:style-name="ce38">
            <text:p>101.058</text:p>
          </table:table-cell>
          <table:table-cell office:value-type="percentage" office:value="1" table:style-name="ce39">
            <text:p>100,0%</text:p>
          </table:table-cell>
          <table:table-cell office:value-type="float" office:value="118940" table:style-name="ce38">
            <text:p>118.940</text:p>
          </table:table-cell>
          <table:table-cell office:value-type="percentage" office:value="0.99987390189567482" table:style-name="ce39">
            <text:p>100,0%</text:p>
          </table:table-cell>
          <table:table-cell office:value-type="float" office:value="153286" table:style-name="ce38">
            <text:p>153.286</text:p>
          </table:table-cell>
          <table:table-cell office:value-type="percentage" office:value="0.98029635409005733" table:style-name="ce39">
            <text:p>98,0%</text:p>
          </table:table-cell>
          <table:table-cell office:value-type="float" office:value="183309" table:style-name="ce38">
            <text:p>183.309</text:p>
          </table:table-cell>
          <table:table-cell office:value-type="percentage" office:value="0.92456094337909678" table:style-name="ce39">
            <text:p>92,5%</text:p>
          </table:table-cell>
          <table:table-cell office:value-type="float" office:value="183249" table:style-name="ce38">
            <text:p>183.249</text:p>
          </table:table-cell>
          <table:table-cell office:value-type="percentage" office:value="0.85254695430881677" table:style-name="ce39">
            <text:p>85,3%</text:p>
          </table:table-cell>
          <table:table-cell office:value-type="float" office:value="118766" table:style-name="ce38">
            <text:p>118.766</text:p>
          </table:table-cell>
          <table:table-cell office:value-type="percentage" office:value="0.72292222100483305" table:style-name="ce39">
            <text:p>72,3%</text:p>
          </table:table-cell>
          <table:table-cell office:value-type="float" office:value="95050" table:style-name="ce38">
            <text:p>95.050</text:p>
          </table:table-cell>
          <table:table-cell office:value-type="percentage" office:value="0.72890545317903999" table:style-name="ce39">
            <text:p>72,9%</text:p>
          </table:table-cell>
          <table:table-cell office:value-type="float" office:value="73413" table:style-name="ce38">
            <text:p>73.413</text:p>
          </table:table-cell>
          <table:table-cell office:value-type="percentage" office:value="0.71199410332754653" table:style-name="ce39">
            <text:p>71,2%</text:p>
          </table:table-cell>
          <table:table-cell office:value-type="float" office:value="1027071" table:style-name="ce38">
            <text:p>1.027.07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6662858377196161" table:style-name="ce39">
            <text:p>86,7%</text:p>
          </table:table-cell>
          <table:table-cell office:value-type="percentage" office:value="0.77258759838151458" table:style-name="ce39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71" table:style-name="ce38">
            <text:p>88.771</text:p>
          </table:table-cell>
          <table:table-cell office:value-type="percentage" office:value="1" table:style-name="ce39">
            <text:p>100,0%</text:p>
          </table:table-cell>
          <table:table-cell office:value-type="float" office:value="114077" table:style-name="ce38">
            <text:p>114.077</text:p>
          </table:table-cell>
          <table:table-cell office:value-type="percentage" office:value="1" table:style-name="ce39">
            <text:p>100,0%</text:p>
          </table:table-cell>
          <table:table-cell office:value-type="float" office:value="147010" table:style-name="ce38">
            <text:p>147.010</text:p>
          </table:table-cell>
          <table:table-cell office:value-type="percentage" office:value="0.9823457087108759" table:style-name="ce39">
            <text:p>98,2%</text:p>
          </table:table-cell>
          <table:table-cell office:value-type="float" office:value="151933" table:style-name="ce38">
            <text:p>151.933</text:p>
          </table:table-cell>
          <table:table-cell office:value-type="percentage" office:value="0.93413876848350708" table:style-name="ce39">
            <text:p>93,4%</text:p>
          </table:table-cell>
          <table:table-cell office:value-type="float" office:value="148545" table:style-name="ce38">
            <text:p>148.545</text:p>
          </table:table-cell>
          <table:table-cell office:value-type="percentage" office:value="0.8895283035815873" table:style-name="ce39">
            <text:p>89,0%</text:p>
          </table:table-cell>
          <table:table-cell office:value-type="float" office:value="87984" table:style-name="ce38">
            <text:p>87.984</text:p>
          </table:table-cell>
          <table:table-cell office:value-type="percentage" office:value="0.76874819791876003" table:style-name="ce39">
            <text:p>76,9%</text:p>
          </table:table-cell>
          <table:table-cell office:value-type="float" office:value="62173" table:style-name="ce38">
            <text:p>62.173</text:p>
          </table:table-cell>
          <table:table-cell office:value-type="percentage" office:value="0.78589576670753747" table:style-name="ce39">
            <text:p>78,6%</text:p>
          </table:table-cell>
          <table:table-cell office:value-type="float" office:value="53787" table:style-name="ce38">
            <text:p>53.787</text:p>
          </table:table-cell>
          <table:table-cell office:value-type="percentage" office:value="0.84042187499999998" table:style-name="ce39">
            <text:p>84,0%</text:p>
          </table:table-cell>
          <table:table-cell office:value-type="float" office:value="854280" table:style-name="ce38">
            <text:p>854.28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1471817390438437" table:style-name="ce39">
            <text:p>91,5%</text:p>
          </table:table-cell>
          <table:table-cell office:value-type="percentage" office:value="0.83852906995005816" table:style-name="ce3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54" table:style-name="ce38">
            <text:p>51.254</text:p>
          </table:table-cell>
          <table:table-cell office:value-type="percentage" office:value="1" table:style-name="ce39">
            <text:p>100,0%</text:p>
          </table:table-cell>
          <table:table-cell office:value-type="float" office:value="78830" table:style-name="ce38">
            <text:p>78.830</text:p>
          </table:table-cell>
          <table:table-cell office:value-type="percentage" office:value="0.97906006259625411" table:style-name="ce39">
            <text:p>97,9%</text:p>
          </table:table-cell>
          <table:table-cell office:value-type="float" office:value="109131" table:style-name="ce38">
            <text:p>109.131</text:p>
          </table:table-cell>
          <table:table-cell office:value-type="percentage" office:value="0.93090564782352792" table:style-name="ce39">
            <text:p>93,1%</text:p>
          </table:table-cell>
          <table:table-cell office:value-type="float" office:value="147692" table:style-name="ce38">
            <text:p>147.692</text:p>
          </table:table-cell>
          <table:table-cell office:value-type="percentage" office:value="0.89080019541970001" table:style-name="ce39">
            <text:p>89,1%</text:p>
          </table:table-cell>
          <table:table-cell office:value-type="float" office:value="161573" table:style-name="ce38">
            <text:p>161.573</text:p>
          </table:table-cell>
          <table:table-cell office:value-type="percentage" office:value="0.78368061618454499" table:style-name="ce39">
            <text:p>78,4%</text:p>
          </table:table-cell>
          <table:table-cell office:value-type="float" office:value="117468" table:style-name="ce38">
            <text:p>117.468</text:p>
          </table:table-cell>
          <table:table-cell office:value-type="percentage" office:value="0.64476609198241364" table:style-name="ce39">
            <text:p>64,5%</text:p>
          </table:table-cell>
          <table:table-cell office:value-type="float" office:value="88105" table:style-name="ce38">
            <text:p>88.105</text:p>
          </table:table-cell>
          <table:table-cell office:value-type="percentage" office:value="0.63871047251743485" table:style-name="ce39">
            <text:p>63,9%</text:p>
          </table:table-cell>
          <table:table-cell office:value-type="float" office:value="65700" table:style-name="ce38">
            <text:p>65.700</text:p>
          </table:table-cell>
          <table:table-cell office:value-type="percentage" office:value="0.6881022203602849" table:style-name="ce39">
            <text:p>68,8%</text:p>
          </table:table-cell>
          <table:table-cell office:value-type="float" office:value="819753" table:style-name="ce38">
            <text:p>819.75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213367514859401" table:style-name="ce39">
            <text:p>79,2%</text:p>
          </table:table-cell>
          <table:table-cell office:value-type="percentage" office:value="0.69972079556618916" table:style-name="ce39">
            <text:p>70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54" table:style-name="ce38">
            <text:p>92.654</text:p>
          </table:table-cell>
          <table:table-cell office:value-type="percentage" office:value="1" table:style-name="ce39">
            <text:p>100,0%</text:p>
          </table:table-cell>
          <table:table-cell office:value-type="float" office:value="150723" table:style-name="ce38">
            <text:p>150.723</text:p>
          </table:table-cell>
          <table:table-cell office:value-type="percentage" office:value="0.97535769521972937" table:style-name="ce39">
            <text:p>97,5%</text:p>
          </table:table-cell>
          <table:table-cell office:value-type="float" office:value="222748" table:style-name="ce38">
            <text:p>222.748</text:p>
          </table:table-cell>
          <table:table-cell office:value-type="percentage" office:value="0.94749289639800593" table:style-name="ce39">
            <text:p>94,7%</text:p>
          </table:table-cell>
          <table:table-cell office:value-type="float" office:value="317521" table:style-name="ce38">
            <text:p>317.521</text:p>
          </table:table-cell>
          <table:table-cell office:value-type="percentage" office:value="0.90587768749714703" table:style-name="ce39">
            <text:p>90,6%</text:p>
          </table:table-cell>
          <table:table-cell office:value-type="float" office:value="312133" table:style-name="ce38">
            <text:p>312.133</text:p>
          </table:table-cell>
          <table:table-cell office:value-type="percentage" office:value="0.80462410162815401" table:style-name="ce39">
            <text:p>80,5%</text:p>
          </table:table-cell>
          <table:table-cell office:value-type="float" office:value="220476" table:style-name="ce38">
            <text:p>220.476</text:p>
          </table:table-cell>
          <table:table-cell office:value-type="percentage" office:value="0.70907652427846424" table:style-name="ce39">
            <text:p>70,9%</text:p>
          </table:table-cell>
          <table:table-cell office:value-type="float" office:value="176179" table:style-name="ce38">
            <text:p>176.179</text:p>
          </table:table-cell>
          <table:table-cell office:value-type="percentage" office:value="0.69982283871172757" table:style-name="ce39">
            <text:p>70,0%</text:p>
          </table:table-cell>
          <table:table-cell office:value-type="float" office:value="132982" table:style-name="ce38">
            <text:p>132.982</text:p>
          </table:table-cell>
          <table:table-cell office:value-type="percentage" office:value="0.73962301929398155" table:style-name="ce39">
            <text:p>74,0%</text:p>
          </table:table-cell>
          <table:table-cell office:value-type="float" office:value="1625416" table:style-name="ce38">
            <text:p>1.625.41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2896652036389706" table:style-name="ce39">
            <text:p>82,9%</text:p>
          </table:table-cell>
          <table:table-cell office:value-type="percentage" office:value="0.74699074244284802" table:style-name="ce39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1" table:style-name="ce38">
            <text:p>42.361</text:p>
          </table:table-cell>
          <table:table-cell office:value-type="percentage" office:value="1" table:style-name="ce39">
            <text:p>100,0%</text:p>
          </table:table-cell>
          <table:table-cell office:value-type="float" office:value="55945" table:style-name="ce38">
            <text:p>55.945</text:p>
          </table:table-cell>
          <table:table-cell office:value-type="percentage" office:value="1" table:style-name="ce39">
            <text:p>100,0%</text:p>
          </table:table-cell>
          <table:table-cell office:value-type="float" office:value="75898" table:style-name="ce38">
            <text:p>75.898</text:p>
          </table:table-cell>
          <table:table-cell office:value-type="percentage" office:value="0.98129161548904265" table:style-name="ce39">
            <text:p>98,1%</text:p>
          </table:table-cell>
          <table:table-cell office:value-type="float" office:value="82820" table:style-name="ce38">
            <text:p>82.820</text:p>
          </table:table-cell>
          <table:table-cell office:value-type="percentage" office:value="0.92059045840558451" table:style-name="ce39">
            <text:p>92,1%</text:p>
          </table:table-cell>
          <table:table-cell office:value-type="float" office:value="84930" table:style-name="ce38">
            <text:p>84.930</text:p>
          </table:table-cell>
          <table:table-cell office:value-type="percentage" office:value="0.86868025652302883" table:style-name="ce39">
            <text:p>86,9%</text:p>
          </table:table-cell>
          <table:table-cell office:value-type="float" office:value="50777" table:style-name="ce38">
            <text:p>50.777</text:p>
          </table:table-cell>
          <table:table-cell office:value-type="percentage" office:value="0.72051707746229054" table:style-name="ce39">
            <text:p>72,1%</text:p>
          </table:table-cell>
          <table:table-cell office:value-type="float" office:value="34410" table:style-name="ce38">
            <text:p>34.410</text:p>
          </table:table-cell>
          <table:table-cell office:value-type="percentage" office:value="0.68131868131868134" table:style-name="ce39">
            <text:p>68,1%</text:p>
          </table:table-cell>
          <table:table-cell office:value-type="float" office:value="25894" table:style-name="ce38">
            <text:p>25.894</text:p>
          </table:table-cell>
          <table:table-cell office:value-type="percentage" office:value="0.58899529149512087" table:style-name="ce39">
            <text:p>58,9%</text:p>
          </table:table-cell>
          <table:table-cell office:value-type="float" office:value="453035" table:style-name="ce38">
            <text:p>453.03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6436111858385467" table:style-name="ce39">
            <text:p>86,4%</text:p>
          </table:table-cell>
          <table:table-cell office:value-type="percentage" office:value="0.77720211698304187" table:style-name="ce3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66" table:style-name="ce38">
            <text:p>229.066</text:p>
          </table:table-cell>
          <table:table-cell office:value-type="percentage" office:value="1" table:style-name="ce39">
            <text:p>100,0%</text:p>
          </table:table-cell>
          <table:table-cell office:value-type="float" office:value="249923" table:style-name="ce38">
            <text:p>249.923</text:p>
          </table:table-cell>
          <table:table-cell office:value-type="percentage" office:value="1" table:style-name="ce39">
            <text:p>100,0%</text:p>
          </table:table-cell>
          <table:table-cell office:value-type="float" office:value="317790" table:style-name="ce38">
            <text:p>317.790</text:p>
          </table:table-cell>
          <table:table-cell office:value-type="percentage" office:value="0.99753590206387821" table:style-name="ce39">
            <text:p>99,8%</text:p>
          </table:table-cell>
          <table:table-cell office:value-type="float" office:value="347908" table:style-name="ce38">
            <text:p>347.908</text:p>
          </table:table-cell>
          <table:table-cell office:value-type="percentage" office:value="0.9127251262543451" table:style-name="ce39">
            <text:p>91,3%</text:p>
          </table:table-cell>
          <table:table-cell office:value-type="float" office:value="314160" table:style-name="ce38">
            <text:p>314.160</text:p>
          </table:table-cell>
          <table:table-cell office:value-type="percentage" office:value="0.86472798337485035" table:style-name="ce39">
            <text:p>86,5%</text:p>
          </table:table-cell>
          <table:table-cell office:value-type="float" office:value="203135" table:style-name="ce38">
            <text:p>203.135</text:p>
          </table:table-cell>
          <table:table-cell office:value-type="percentage" office:value="0.75858064178831364" table:style-name="ce39">
            <text:p>75,9%</text:p>
          </table:table-cell>
          <table:table-cell office:value-type="float" office:value="156493" table:style-name="ce38">
            <text:p>156.493</text:p>
          </table:table-cell>
          <table:table-cell office:value-type="percentage" office:value="0.74165189615461169" table:style-name="ce39">
            <text:p>74,2%</text:p>
          </table:table-cell>
          <table:table-cell office:value-type="float" office:value="116921" table:style-name="ce38">
            <text:p>116.921</text:p>
          </table:table-cell>
          <table:table-cell office:value-type="percentage" office:value="0.7071463995838928" table:style-name="ce39">
            <text:p>70,7%</text:p>
          </table:table-cell>
          <table:table-cell office:value-type="float" office:value="1935396" table:style-name="ce38">
            <text:p>1.935.39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893249084550372" table:style-name="ce39">
            <text:p>88,9%</text:p>
          </table:table-cell>
          <table:table-cell office:value-type="percentage" office:value="0.80812620724383888" table:style-name="ce3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52" table:style-name="ce38">
            <text:p>137.552</text:p>
          </table:table-cell>
          <table:table-cell office:value-type="percentage" office:value="1" table:style-name="ce39">
            <text:p>100,0%</text:p>
          </table:table-cell>
          <table:table-cell office:value-type="float" office:value="157695" table:style-name="ce38">
            <text:p>157.695</text:p>
          </table:table-cell>
          <table:table-cell office:value-type="percentage" office:value="0.99116284624232409" table:style-name="ce39">
            <text:p>99,1%</text:p>
          </table:table-cell>
          <table:table-cell office:value-type="float" office:value="220255" table:style-name="ce38">
            <text:p>220.255</text:p>
          </table:table-cell>
          <table:table-cell office:value-type="percentage" office:value="1" table:style-name="ce39">
            <text:p>100,0%</text:p>
          </table:table-cell>
          <table:table-cell office:value-type="float" office:value="283500" table:style-name="ce38">
            <text:p>283.500</text:p>
          </table:table-cell>
          <table:table-cell office:value-type="percentage" office:value="0.92201718496933116" table:style-name="ce39">
            <text:p>92,2%</text:p>
          </table:table-cell>
          <table:table-cell office:value-type="float" office:value="282237" table:style-name="ce38">
            <text:p>282.237</text:p>
          </table:table-cell>
          <table:table-cell office:value-type="percentage" office:value="0.85369852240589228" table:style-name="ce39">
            <text:p>85,4%</text:p>
          </table:table-cell>
          <table:table-cell office:value-type="float" office:value="197819" table:style-name="ce38">
            <text:p>197.819</text:p>
          </table:table-cell>
          <table:table-cell office:value-type="percentage" office:value="0.74395733750531212" table:style-name="ce39">
            <text:p>74,4%</text:p>
          </table:table-cell>
          <table:table-cell office:value-type="float" office:value="161067" table:style-name="ce38">
            <text:p>161.067</text:p>
          </table:table-cell>
          <table:table-cell office:value-type="percentage" office:value="0.73853793634708764" table:style-name="ce39">
            <text:p>73,9%</text:p>
          </table:table-cell>
          <table:table-cell office:value-type="float" office:value="126201" table:style-name="ce38">
            <text:p>126.201</text:p>
          </table:table-cell>
          <table:table-cell office:value-type="percentage" office:value="0.72540983606557374" table:style-name="ce39">
            <text:p>72,5%</text:p>
          </table:table-cell>
          <table:table-cell office:value-type="float" office:value="1566326" table:style-name="ce38">
            <text:p>1.566.32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6595524949358238" table:style-name="ce39">
            <text:p>86,6%</text:p>
          </table:table-cell>
          <table:table-cell office:value-type="percentage" office:value="0.76584682046585673" table:style-name="ce39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898" table:style-name="ce38">
            <text:p>457.898</text:p>
          </table:table-cell>
          <table:table-cell office:value-type="percentage" office:value="1" table:style-name="ce39">
            <text:p>100,0%</text:p>
          </table:table-cell>
          <table:table-cell office:value-type="float" office:value="615957" table:style-name="ce38">
            <text:p>615.957</text:p>
          </table:table-cell>
          <table:table-cell office:value-type="percentage" office:value="0.96956517632836559" table:style-name="ce39">
            <text:p>97,0%</text:p>
          </table:table-cell>
          <table:table-cell office:value-type="float" office:value="791462" table:style-name="ce38">
            <text:p>791.462</text:p>
          </table:table-cell>
          <table:table-cell office:value-type="percentage" office:value="0.94493447821352838" table:style-name="ce39">
            <text:p>94,5%</text:p>
          </table:table-cell>
          <table:table-cell office:value-type="float" office:value="1002782" table:style-name="ce38">
            <text:p>1.002.782</text:p>
          </table:table-cell>
          <table:table-cell office:value-type="percentage" office:value="0.91848357727747343" table:style-name="ce39">
            <text:p>91,8%</text:p>
          </table:table-cell>
          <table:table-cell office:value-type="float" office:value="1090689" table:style-name="ce38">
            <text:p>1.090.689</text:p>
          </table:table-cell>
          <table:table-cell office:value-type="percentage" office:value="0.82831582184992647" table:style-name="ce39">
            <text:p>82,8%</text:p>
          </table:table-cell>
          <table:table-cell office:value-type="float" office:value="713331" table:style-name="ce38">
            <text:p>713.331</text:p>
          </table:table-cell>
          <table:table-cell office:value-type="percentage" office:value="0.68284079291476973" table:style-name="ce39">
            <text:p>68,3%</text:p>
          </table:table-cell>
          <table:table-cell office:value-type="float" office:value="552977" table:style-name="ce38">
            <text:p>552.977</text:p>
          </table:table-cell>
          <table:table-cell office:value-type="percentage" office:value="0.6591416498298438" table:style-name="ce39">
            <text:p>65,9%</text:p>
          </table:table-cell>
          <table:table-cell office:value-type="float" office:value="420095" table:style-name="ce38">
            <text:p>420.095</text:p>
          </table:table-cell>
          <table:table-cell office:value-type="percentage" office:value="0.64022671092376016" table:style-name="ce39">
            <text:p>64,0%</text:p>
          </table:table-cell>
          <table:table-cell office:value-type="float" office:value="5645191" table:style-name="ce38">
            <text:p>5.645.19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191250895410262" table:style-name="ce39">
            <text:p>82,2%</text:p>
          </table:table-cell>
          <table:table-cell office:value-type="percentage" office:value="0.72555828503617836" table:style-name="ce39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705" table:style-name="ce38">
            <text:p>296.705</text:p>
          </table:table-cell>
          <table:table-cell office:value-type="percentage" office:value="1" table:style-name="ce39">
            <text:p>100,0%</text:p>
          </table:table-cell>
          <table:table-cell office:value-type="float" office:value="433483" table:style-name="ce38">
            <text:p>433.483</text:p>
          </table:table-cell>
          <table:table-cell office:value-type="percentage" office:value="0.98999913214665813" table:style-name="ce39">
            <text:p>99,0%</text:p>
          </table:table-cell>
          <table:table-cell office:value-type="float" office:value="566346" table:style-name="ce38">
            <text:p>566.346</text:p>
          </table:table-cell>
          <table:table-cell office:value-type="percentage" office:value="0.97523453320659581" table:style-name="ce39">
            <text:p>97,5%</text:p>
          </table:table-cell>
          <table:table-cell office:value-type="float" office:value="710551" table:style-name="ce38">
            <text:p>710.551</text:p>
          </table:table-cell>
          <table:table-cell office:value-type="percentage" office:value="0.94446216706941333" table:style-name="ce39">
            <text:p>94,4%</text:p>
          </table:table-cell>
          <table:table-cell office:value-type="float" office:value="743329" table:style-name="ce38">
            <text:p>743.329</text:p>
          </table:table-cell>
          <table:table-cell office:value-type="percentage" office:value="0.87287397192069405" table:style-name="ce39">
            <text:p>87,3%</text:p>
          </table:table-cell>
          <table:table-cell office:value-type="float" office:value="486241" table:style-name="ce38">
            <text:p>486.241</text:p>
          </table:table-cell>
          <table:table-cell office:value-type="percentage" office:value="0.74949403399413339" table:style-name="ce39">
            <text:p>74,9%</text:p>
          </table:table-cell>
          <table:table-cell office:value-type="float" office:value="390601" table:style-name="ce38">
            <text:p>390.601</text:p>
          </table:table-cell>
          <table:table-cell office:value-type="percentage" office:value="0.75679388366406652" table:style-name="ce39">
            <text:p>75,7%</text:p>
          </table:table-cell>
          <table:table-cell office:value-type="float" office:value="315987" table:style-name="ce38">
            <text:p>315.987</text:p>
          </table:table-cell>
          <table:table-cell office:value-type="percentage" office:value="0.74432020276493349" table:style-name="ce39">
            <text:p>74,4%</text:p>
          </table:table-cell>
          <table:table-cell office:value-type="float" office:value="3943243" table:style-name="ce38">
            <text:p>3.943.24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7852935718027059" table:style-name="ce39">
            <text:p>87,9%</text:p>
          </table:table-cell>
          <table:table-cell office:value-type="percentage" office:value="0.77970491678156539" table:style-name="ce39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70" table:style-name="ce38">
            <text:p>78.170</text:p>
          </table:table-cell>
          <table:table-cell office:value-type="percentage" office:value="1" table:style-name="ce39">
            <text:p>100,0%</text:p>
          </table:table-cell>
          <table:table-cell office:value-type="float" office:value="95780" table:style-name="ce38">
            <text:p>95.780</text:p>
          </table:table-cell>
          <table:table-cell office:value-type="percentage" office:value="1" table:style-name="ce39">
            <text:p>100,0%</text:p>
          </table:table-cell>
          <table:table-cell office:value-type="float" office:value="132169" table:style-name="ce38">
            <text:p>132.169</text:p>
          </table:table-cell>
          <table:table-cell office:value-type="percentage" office:value="1" table:style-name="ce39">
            <text:p>100,0%</text:p>
          </table:table-cell>
          <table:table-cell office:value-type="float" office:value="160515" table:style-name="ce38">
            <text:p>160.515</text:p>
          </table:table-cell>
          <table:table-cell office:value-type="percentage" office:value="0.94858051248108921" table:style-name="ce39">
            <text:p>94,9%</text:p>
          </table:table-cell>
          <table:table-cell office:value-type="float" office:value="144778" table:style-name="ce38">
            <text:p>144.778</text:p>
          </table:table-cell>
          <table:table-cell office:value-type="percentage" office:value="0.90773320626481246" table:style-name="ce39">
            <text:p>90,8%</text:p>
          </table:table-cell>
          <table:table-cell office:value-type="float" office:value="110332" table:style-name="ce38">
            <text:p>110.332</text:p>
          </table:table-cell>
          <table:table-cell office:value-type="percentage" office:value="0.82658695375302482" table:style-name="ce39">
            <text:p>82,7%</text:p>
          </table:table-cell>
          <table:table-cell office:value-type="float" office:value="87627" table:style-name="ce38">
            <text:p>87.627</text:p>
          </table:table-cell>
          <table:table-cell office:value-type="percentage" office:value="0.77327038475114718" table:style-name="ce39">
            <text:p>77,3%</text:p>
          </table:table-cell>
          <table:table-cell office:value-type="float" office:value="67387" table:style-name="ce38">
            <text:p>67.387</text:p>
          </table:table-cell>
          <table:table-cell office:value-type="percentage" office:value="0.79512684365781716" table:style-name="ce39">
            <text:p>79,5%</text:p>
          </table:table-cell>
          <table:table-cell office:value-type="float" office:value="876758" table:style-name="ce38">
            <text:p>876.75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195762278996934" table:style-name="ce39">
            <text:p>92,0%</text:p>
          </table:table-cell>
          <table:table-cell office:value-type="percentage" office:value="0.82403074473654281" table:style-name="ce3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04" table:style-name="ce38">
            <text:p>241.704</text:p>
          </table:table-cell>
          <table:table-cell office:value-type="percentage" office:value="1" table:style-name="ce39">
            <text:p>100,0%</text:p>
          </table:table-cell>
          <table:table-cell office:value-type="float" office:value="290407" table:style-name="ce38">
            <text:p>290.407</text:p>
          </table:table-cell>
          <table:table-cell office:value-type="percentage" office:value="1" table:style-name="ce39">
            <text:p>100,0%</text:p>
          </table:table-cell>
          <table:table-cell office:value-type="float" office:value="342083" table:style-name="ce38">
            <text:p>342.083</text:p>
          </table:table-cell>
          <table:table-cell office:value-type="percentage" office:value="0.98603740844615728" table:style-name="ce39">
            <text:p>98,6%</text:p>
          </table:table-cell>
          <table:table-cell office:value-type="float" office:value="385839" table:style-name="ce38">
            <text:p>385.839</text:p>
          </table:table-cell>
          <table:table-cell office:value-type="percentage" office:value="0.95060225825287215" table:style-name="ce39">
            <text:p>95,1%</text:p>
          </table:table-cell>
          <table:table-cell office:value-type="float" office:value="398699" table:style-name="ce38">
            <text:p>398.699</text:p>
          </table:table-cell>
          <table:table-cell office:value-type="percentage" office:value="0.89954898346423118" table:style-name="ce39">
            <text:p>90,0%</text:p>
          </table:table-cell>
          <table:table-cell office:value-type="float" office:value="248877" table:style-name="ce38">
            <text:p>248.877</text:p>
          </table:table-cell>
          <table:table-cell office:value-type="percentage" office:value="0.76954497105822983" table:style-name="ce39">
            <text:p>77,0%</text:p>
          </table:table-cell>
          <table:table-cell office:value-type="float" office:value="179094" table:style-name="ce38">
            <text:p>179.094</text:p>
          </table:table-cell>
          <table:table-cell office:value-type="percentage" office:value="0.77536247570146466" table:style-name="ce39">
            <text:p>77,5%</text:p>
          </table:table-cell>
          <table:table-cell office:value-type="float" office:value="151557" table:style-name="ce38">
            <text:p>151.557</text:p>
          </table:table-cell>
          <table:table-cell office:value-type="percentage" office:value="0.84195059081035739" table:style-name="ce39">
            <text:p>84,2%</text:p>
          </table:table-cell>
          <table:table-cell office:value-type="float" office:value="2238260" table:style-name="ce38">
            <text:p>2.238.26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119017053188494" table:style-name="ce39">
            <text:p>91,2%</text:p>
          </table:table-cell>
          <table:table-cell office:value-type="percentage" office:value="0.8284270707993393" table:style-name="ce3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7" table:style-name="ce38">
            <text:p>23.337</text:p>
          </table:table-cell>
          <table:table-cell office:value-type="percentage" office:value="1" table:style-name="ce39">
            <text:p>100,0%</text:p>
          </table:table-cell>
          <table:table-cell office:value-type="float" office:value="28610" table:style-name="ce38">
            <text:p>28.610</text:p>
          </table:table-cell>
          <table:table-cell office:value-type="percentage" office:value="1" table:style-name="ce39">
            <text:p>100,0%</text:p>
          </table:table-cell>
          <table:table-cell office:value-type="float" office:value="37790" table:style-name="ce38">
            <text:p>37.790</text:p>
          </table:table-cell>
          <table:table-cell office:value-type="percentage" office:value="1" table:style-name="ce39">
            <text:p>100,0%</text:p>
          </table:table-cell>
          <table:table-cell office:value-type="float" office:value="44920" table:style-name="ce38">
            <text:p>44.920</text:p>
          </table:table-cell>
          <table:table-cell office:value-type="percentage" office:value="0.94243034575360862" table:style-name="ce39">
            <text:p>94,2%</text:p>
          </table:table-cell>
          <table:table-cell office:value-type="float" office:value="46579" table:style-name="ce38">
            <text:p>46.579</text:p>
          </table:table-cell>
          <table:table-cell office:value-type="percentage" office:value="0.87972878538916277" table:style-name="ce39">
            <text:p>88,0%</text:p>
          </table:table-cell>
          <table:table-cell office:value-type="float" office:value="29320" table:style-name="ce38">
            <text:p>29.320</text:p>
          </table:table-cell>
          <table:table-cell office:value-type="percentage" office:value="0.74569546529667585" table:style-name="ce39">
            <text:p>74,6%</text:p>
          </table:table-cell>
          <table:table-cell office:value-type="float" office:value="21196" table:style-name="ce38">
            <text:p>21.196</text:p>
          </table:table-cell>
          <table:table-cell office:value-type="percentage" office:value="0.6959091207564515" table:style-name="ce39">
            <text:p>69,6%</text:p>
          </table:table-cell>
          <table:table-cell office:value-type="float" office:value="17878" table:style-name="ce38">
            <text:p>17.878</text:p>
          </table:table-cell>
          <table:table-cell office:value-type="percentage" office:value="0.70021933260222469" table:style-name="ce39">
            <text:p>70,0%</text:p>
          </table:table-cell>
          <table:table-cell office:value-type="float" office:value="249630" table:style-name="ce38">
            <text:p>249.63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7907173292953478" table:style-name="ce39">
            <text:p>87,9%</text:p>
          </table:table-cell>
          <table:table-cell office:value-type="percentage" office:value="0.78030345655394884" table:style-name="ce39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279" table:style-name="ce38">
            <text:p>373.279</text:p>
          </table:table-cell>
          <table:table-cell office:value-type="percentage" office:value="1" table:style-name="ce39">
            <text:p>100,0%</text:p>
          </table:table-cell>
          <table:table-cell office:value-type="float" office:value="509516" table:style-name="ce38">
            <text:p>509.516</text:p>
          </table:table-cell>
          <table:table-cell office:value-type="percentage" office:value="0.96851245340546421" table:style-name="ce39">
            <text:p>96,9%</text:p>
          </table:table-cell>
          <table:table-cell office:value-type="float" office:value="683198" table:style-name="ce38">
            <text:p>683.198</text:p>
          </table:table-cell>
          <table:table-cell office:value-type="percentage" office:value="0.97138583552649349" table:style-name="ce39">
            <text:p>97,1%</text:p>
          </table:table-cell>
          <table:table-cell office:value-type="float" office:value="927782" table:style-name="ce38">
            <text:p>927.782</text:p>
          </table:table-cell>
          <table:table-cell office:value-type="percentage" office:value="0.95373993994549655" table:style-name="ce39">
            <text:p>95,4%</text:p>
          </table:table-cell>
          <table:table-cell office:value-type="float" office:value="1003419" table:style-name="ce38">
            <text:p>1.003.419</text:p>
          </table:table-cell>
          <table:table-cell office:value-type="percentage" office:value="0.86058658405740796" table:style-name="ce39">
            <text:p>86,1%</text:p>
          </table:table-cell>
          <table:table-cell office:value-type="float" office:value="700591" table:style-name="ce38">
            <text:p>700.591</text:p>
          </table:table-cell>
          <table:table-cell office:value-type="percentage" office:value="0.73774377658902324" table:style-name="ce39">
            <text:p>73,8%</text:p>
          </table:table-cell>
          <table:table-cell office:value-type="float" office:value="534784" table:style-name="ce38">
            <text:p>534.784</text:p>
          </table:table-cell>
          <table:table-cell office:value-type="percentage" office:value="0.7202720630324253" table:style-name="ce39">
            <text:p>72,0%</text:p>
          </table:table-cell>
          <table:table-cell office:value-type="float" office:value="339851" table:style-name="ce38">
            <text:p>339.851</text:p>
          </table:table-cell>
          <table:table-cell office:value-type="percentage" office:value="0.61395702584447065" table:style-name="ce39">
            <text:p>61,4%</text:p>
          </table:table-cell>
          <table:table-cell office:value-type="float" office:value="5072420" table:style-name="ce38">
            <text:p>5.072.42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4852349564741147" table:style-name="ce39">
            <text:p>84,9%</text:p>
          </table:table-cell>
          <table:table-cell office:value-type="percentage" office:value="0.74815690170693083" table:style-name="ce39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85" table:style-name="ce38">
            <text:p>73.785</text:p>
          </table:table-cell>
          <table:table-cell office:value-type="percentage" office:value="1" table:style-name="ce39">
            <text:p>100,0%</text:p>
          </table:table-cell>
          <table:table-cell office:value-type="float" office:value="102754" table:style-name="ce38">
            <text:p>102.754</text:p>
          </table:table-cell>
          <table:table-cell office:value-type="percentage" office:value="0.99859085122304392" table:style-name="ce39">
            <text:p>99,9%</text:p>
          </table:table-cell>
          <table:table-cell office:value-type="float" office:value="146913" table:style-name="ce38">
            <text:p>146.913</text:p>
          </table:table-cell>
          <table:table-cell office:value-type="percentage" office:value="1" table:style-name="ce39">
            <text:p>100,0%</text:p>
          </table:table-cell>
          <table:table-cell office:value-type="float" office:value="204887" table:style-name="ce38">
            <text:p>204.887</text:p>
          </table:table-cell>
          <table:table-cell office:value-type="percentage" office:value="0.96075608658138578" table:style-name="ce39">
            <text:p>96,1%</text:p>
          </table:table-cell>
          <table:table-cell office:value-type="float" office:value="226198" table:style-name="ce38">
            <text:p>226.198</text:p>
          </table:table-cell>
          <table:table-cell office:value-type="percentage" office:value="0.88999319318374071" table:style-name="ce39">
            <text:p>89,0%</text:p>
          </table:table-cell>
          <table:table-cell office:value-type="float" office:value="157580" table:style-name="ce38">
            <text:p>157.580</text:p>
          </table:table-cell>
          <table:table-cell office:value-type="percentage" office:value="0.7539604694669455" table:style-name="ce39">
            <text:p>75,4%</text:p>
          </table:table-cell>
          <table:table-cell office:value-type="float" office:value="129454" table:style-name="ce38">
            <text:p>129.454</text:p>
          </table:table-cell>
          <table:table-cell office:value-type="percentage" office:value="0.75155589614973761" table:style-name="ce39">
            <text:p>75,2%</text:p>
          </table:table-cell>
          <table:table-cell office:value-type="float" office:value="104128" table:style-name="ce38">
            <text:p>104.128</text:p>
          </table:table-cell>
          <table:table-cell office:value-type="percentage" office:value="0.73384357337167183" table:style-name="ce39">
            <text:p>73,4%</text:p>
          </table:table-cell>
          <table:table-cell office:value-type="float" office:value="1145699" table:style-name="ce38">
            <text:p>1.145.69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7448793523120105" table:style-name="ce39">
            <text:p>87,4%</text:p>
          </table:table-cell>
          <table:table-cell office:value-type="percentage" office:value="0.75811298057040166" table:style-name="ce39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54" table:style-name="ce38">
            <text:p>42.454</text:p>
          </table:table-cell>
          <table:table-cell office:value-type="percentage" office:value="1" table:style-name="ce39">
            <text:p>100,0%</text:p>
          </table:table-cell>
          <table:table-cell office:value-type="float" office:value="55799" table:style-name="ce38">
            <text:p>55.799</text:p>
          </table:table-cell>
          <table:table-cell office:value-type="percentage" office:value="1" table:style-name="ce39">
            <text:p>100,0%</text:p>
          </table:table-cell>
          <table:table-cell office:value-type="float" office:value="71749" table:style-name="ce38">
            <text:p>71.749</text:p>
          </table:table-cell>
          <table:table-cell office:value-type="percentage" office:value="0.97162938085694162" table:style-name="ce39">
            <text:p>97,2%</text:p>
          </table:table-cell>
          <table:table-cell office:value-type="float" office:value="90921" table:style-name="ce38">
            <text:p>90.921</text:p>
          </table:table-cell>
          <table:table-cell office:value-type="percentage" office:value="0.94029619211119619" table:style-name="ce39">
            <text:p>94,0%</text:p>
          </table:table-cell>
          <table:table-cell office:value-type="float" office:value="93678" table:style-name="ce38">
            <text:p>93.678</text:p>
          </table:table-cell>
          <table:table-cell office:value-type="percentage" office:value="0.86737282642914015" table:style-name="ce39">
            <text:p>86,7%</text:p>
          </table:table-cell>
          <table:table-cell office:value-type="float" office:value="60965" table:style-name="ce38">
            <text:p>60.965</text:p>
          </table:table-cell>
          <table:table-cell office:value-type="percentage" office:value="0.74949902263311241" table:style-name="ce39">
            <text:p>74,9%</text:p>
          </table:table-cell>
          <table:table-cell office:value-type="float" office:value="50770" table:style-name="ce38">
            <text:p>50.770</text:p>
          </table:table-cell>
          <table:table-cell office:value-type="percentage" office:value="0.74522582823256567" table:style-name="ce39">
            <text:p>74,5%</text:p>
          </table:table-cell>
          <table:table-cell office:value-type="float" office:value="40788" table:style-name="ce38">
            <text:p>40.788</text:p>
          </table:table-cell>
          <table:table-cell office:value-type="percentage" office:value="0.72334539263673125" table:style-name="ce39">
            <text:p>72,3%</text:p>
          </table:table-cell>
          <table:table-cell office:value-type="float" office:value="507124" table:style-name="ce38">
            <text:p>507.12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231531906549198" table:style-name="ce39">
            <text:p>87,2%</text:p>
          </table:table-cell>
          <table:table-cell office:value-type="percentage" office:value="0.76697867655176899" table:style-name="ce39">
            <text:p>76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98" table:style-name="ce38">
            <text:p>163.898</text:p>
          </table:table-cell>
          <table:table-cell office:value-type="percentage" office:value="1" table:style-name="ce39">
            <text:p>100,0%</text:p>
          </table:table-cell>
          <table:table-cell office:value-type="float" office:value="213396" table:style-name="ce38">
            <text:p>213.396</text:p>
          </table:table-cell>
          <table:table-cell office:value-type="percentage" office:value="1" table:style-name="ce39">
            <text:p>100,0%</text:p>
          </table:table-cell>
          <table:table-cell office:value-type="float" office:value="276912" table:style-name="ce38">
            <text:p>276.912</text:p>
          </table:table-cell>
          <table:table-cell office:value-type="percentage" office:value="0.98855129427136323" table:style-name="ce39">
            <text:p>98,9%</text:p>
          </table:table-cell>
          <table:table-cell office:value-type="float" office:value="319594" table:style-name="ce38">
            <text:p>319.594</text:p>
          </table:table-cell>
          <table:table-cell office:value-type="percentage" office:value="0.94004594428446631" table:style-name="ce39">
            <text:p>94,0%</text:p>
          </table:table-cell>
          <table:table-cell office:value-type="float" office:value="313380" table:style-name="ce38">
            <text:p>313.380</text:p>
          </table:table-cell>
          <table:table-cell office:value-type="percentage" office:value="0.86537266694833115" table:style-name="ce39">
            <text:p>86,5%</text:p>
          </table:table-cell>
          <table:table-cell office:value-type="float" office:value="191137" table:style-name="ce38">
            <text:p>191.137</text:p>
          </table:table-cell>
          <table:table-cell office:value-type="percentage" office:value="0.73361019102413039" table:style-name="ce39">
            <text:p>73,4%</text:p>
          </table:table-cell>
          <table:table-cell office:value-type="float" office:value="141233" table:style-name="ce38">
            <text:p>141.233</text:p>
          </table:table-cell>
          <table:table-cell office:value-type="percentage" office:value="0.70078994115136894" table:style-name="ce39">
            <text:p>70,1%</text:p>
          </table:table-cell>
          <table:table-cell office:value-type="float" office:value="110603" table:style-name="ce38">
            <text:p>110.603</text:p>
          </table:table-cell>
          <table:table-cell office:value-type="percentage" office:value="0.65598495901687959" table:style-name="ce39">
            <text:p>65,6%</text:p>
          </table:table-cell>
          <table:table-cell office:value-type="float" office:value="1730153" table:style-name="ce38">
            <text:p>1.730.15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7207797804674836" table:style-name="ce39">
            <text:p>87,2%</text:p>
          </table:table-cell>
          <table:table-cell office:value-type="percentage" office:value="0.77917130525322176" table:style-name="ce39">
            <text:p>77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7" table:style-name="ce38">
            <text:p>2.387</text:p>
          </table:table-cell>
          <table:table-cell office:value-type="percentage" office:value="0.91631477927063343" table:style-name="ce39">
            <text:p>91,6%</text:p>
          </table:table-cell>
          <table:table-cell office:value-type="float" office:value="3875" table:style-name="ce38">
            <text:p>3.875</text:p>
          </table:table-cell>
          <table:table-cell office:value-type="percentage" office:value="0.897406206577119" table:style-name="ce39">
            <text:p>89,7%</text:p>
          </table:table-cell>
          <table:table-cell office:value-type="float" office:value="7558" table:style-name="ce38">
            <text:p>7.558</text:p>
          </table:table-cell>
          <table:table-cell office:value-type="percentage" office:value="0.96194476263204787" table:style-name="ce39">
            <text:p>96,2%</text:p>
          </table:table-cell>
          <table:table-cell office:value-type="float" office:value="10332" table:style-name="ce38">
            <text:p>10.332</text:p>
          </table:table-cell>
          <table:table-cell office:value-type="percentage" office:value="0.89408099688473519" table:style-name="ce39">
            <text:p>89,4%</text:p>
          </table:table-cell>
          <table:table-cell office:value-type="float" office:value="10750" table:style-name="ce38">
            <text:p>10.750</text:p>
          </table:table-cell>
          <table:table-cell office:value-type="percentage" office:value="0.85034013605442171" table:style-name="ce39">
            <text:p>85,0%</text:p>
          </table:table-cell>
          <table:table-cell office:value-type="float" office:value="8564" table:style-name="ce38">
            <text:p>8.564</text:p>
          </table:table-cell>
          <table:table-cell office:value-type="percentage" office:value="0.72002690432150662" table:style-name="ce39">
            <text:p>72,0%</text:p>
          </table:table-cell>
          <table:table-cell office:value-type="float" office:value="7981" table:style-name="ce38">
            <text:p>7.981</text:p>
          </table:table-cell>
          <table:table-cell office:value-type="percentage" office:value="0.72772864046685515" table:style-name="ce39">
            <text:p>72,8%</text:p>
          </table:table-cell>
          <table:table-cell office:value-type="float" office:value="6323" table:style-name="ce38">
            <text:p>6.323</text:p>
          </table:table-cell>
          <table:table-cell office:value-type="percentage" office:value="0.69285557747096205" table:style-name="ce39">
            <text:p>69,3%</text:p>
          </table:table-cell>
          <table:table-cell office:value-type="float" office:value="57770" table:style-name="ce38">
            <text:p>57.77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406327062636508" table:style-name="ce39">
            <text:p>81,4%</text:p>
          </table:table-cell>
          <table:table-cell office:value-type="percentage" office:value="0.68608821643191376" table:style-name="ce39">
            <text:p>68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2" table:style-name="ce38">
            <text:p>2.002</text:p>
          </table:table-cell>
          <table:table-cell office:value-type="percentage" office:value="0.85227756492124307" table:style-name="ce39">
            <text:p>85,2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36" table:style-name="ce38">
            <text:p>7.036</text:p>
          </table:table-cell>
          <table:table-cell office:value-type="percentage" office:value="0.89893956816149223" table:style-name="ce39">
            <text:p>89,9%</text:p>
          </table:table-cell>
          <table:table-cell office:value-type="float" office:value="9456" table:style-name="ce38">
            <text:p>9.456</text:p>
          </table:table-cell>
          <table:table-cell office:value-type="percentage" office:value="0.83688822019647757" table:style-name="ce39">
            <text:p>83,7%</text:p>
          </table:table-cell>
          <table:table-cell office:value-type="float" office:value="9731" table:style-name="ce38">
            <text:p>9.731</text:p>
          </table:table-cell>
          <table:table-cell office:value-type="percentage" office:value="0.81078153641059825" table:style-name="ce39">
            <text:p>81,1%</text:p>
          </table:table-cell>
          <table:table-cell office:value-type="float" office:value="8109" table:style-name="ce38">
            <text:p>8.109</text:p>
          </table:table-cell>
          <table:table-cell office:value-type="percentage" office:value="0.66834253688288137" table:style-name="ce39">
            <text:p>66,8%</text:p>
          </table:table-cell>
          <table:table-cell office:value-type="float" office:value="7812" table:style-name="ce38">
            <text:p>7.812</text:p>
          </table:table-cell>
          <table:table-cell office:value-type="percentage" office:value="0.65127136306794498" table:style-name="ce39">
            <text:p>65,1%</text:p>
          </table:table-cell>
          <table:table-cell office:value-type="float" office:value="6332" table:style-name="ce38">
            <text:p>6.332</text:p>
          </table:table-cell>
          <table:table-cell office:value-type="percentage" office:value="0.66137455608940876" table:style-name="ce39">
            <text:p>66,1%</text:p>
          </table:table-cell>
          <table:table-cell office:value-type="float" office:value="53769" table:style-name="ce38">
            <text:p>53.76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808930308627176" table:style-name="ce39">
            <text:p>75,8%</text:p>
          </table:table-cell>
          <table:table-cell office:value-type="percentage" office:value="0.61749506178510727" table:style-name="ce39">
            <text:p>61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3" table:style-name="ce38">
            <text:p>3.513</text:p>
          </table:table-cell>
          <table:table-cell office:value-type="string" table:style-name="ce39">
            <text:p>-</text:p>
          </table:table-cell>
          <table:table-cell office:value-type="float" office:value="9477" table:style-name="ce38">
            <text:p>9.477</text:p>
          </table:table-cell>
          <table:table-cell office:value-type="string" table:style-name="ce39">
            <text:p>-</text:p>
          </table:table-cell>
          <table:table-cell office:value-type="float" office:value="21877" table:style-name="ce38">
            <text:p>21.877</text:p>
          </table:table-cell>
          <table:table-cell office:value-type="string" table:style-name="ce39">
            <text:p>-</text:p>
          </table:table-cell>
          <table:table-cell office:value-type="float" office:value="31532" table:style-name="ce38">
            <text:p>31.532</text:p>
          </table:table-cell>
          <table:table-cell office:value-type="string" table:style-name="ce39">
            <text:p>-</text:p>
          </table:table-cell>
          <table:table-cell office:value-type="float" office:value="24144" table:style-name="ce38">
            <text:p>24.144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60" table:style-name="ce38">
            <text:p>91.56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4" table:style-name="ce41">
            <text:p>164</text:p>
          </table:table-cell>
          <table:table-cell office:value-type="string" table:style-name="ce42">
            <text:p>-</text:p>
          </table:table-cell>
          <table:table-cell office:value-type="float" office:value="472" table:style-name="ce41">
            <text:p>472</text:p>
          </table:table-cell>
          <table:table-cell office:value-type="string" table:style-name="ce42">
            <text:p>-</text:p>
          </table:table-cell>
          <table:table-cell office:value-type="float" office:value="916" table:style-name="ce41">
            <text:p>916</text:p>
          </table:table-cell>
          <table:table-cell office:value-type="string" table:style-name="ce42">
            <text:p>-</text:p>
          </table:table-cell>
          <table:table-cell office:value-type="float" office:value="1023" table:style-name="ce41">
            <text:p>1.023</text:p>
          </table:table-cell>
          <table:table-cell office:value-type="string" table:style-name="ce42">
            <text:p>-</text:p>
          </table:table-cell>
          <table:table-cell office:value-type="float" office:value="934" table:style-name="ce41">
            <text:p>934</text:p>
          </table:table-cell>
          <table:table-cell office:value-type="string" table:style-name="ce42">
            <text:p>-</text:p>
          </table:table-cell>
          <table:table-cell office:value-type="float" office:value="133" table:style-name="ce41">
            <text:p>133</text:p>
          </table:table-cell>
          <table:table-cell office:value-type="string" table:style-name="ce42">
            <text:p>-</text:p>
          </table:table-cell>
          <table:table-cell office:value-type="float" office:value="3685" table:style-name="ce41">
            <text:p>3.68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749" table:style-name="ce45">
            <text:p>2.931.749</text:p>
          </table:table-cell>
          <table:table-cell office:value-type="percentage" office:value="1" table:style-name="ce46">
            <text:p>100,0%</text:p>
          </table:table-cell>
          <table:table-cell office:value-type="float" office:value="3931396" table:style-name="ce45">
            <text:p>3.931.396</text:p>
          </table:table-cell>
          <table:table-cell office:value-type="percentage" office:value="0.99276548625078753" table:style-name="ce46">
            <text:p>99,3%</text:p>
          </table:table-cell>
          <table:table-cell office:value-type="float" office:value="5232606" table:style-name="ce45">
            <text:p>5.232.606</text:p>
          </table:table-cell>
          <table:table-cell office:value-type="percentage" office:value="0.98044214468615809" table:style-name="ce46">
            <text:p>98,0%</text:p>
          </table:table-cell>
          <table:table-cell office:value-type="float" office:value="6585319" table:style-name="ce45">
            <text:p>6.585.319</text:p>
          </table:table-cell>
          <table:table-cell office:value-type="percentage" office:value="0.93630491834138885" table:style-name="ce46">
            <text:p>93,6%</text:p>
          </table:table-cell>
          <table:table-cell office:value-type="float" office:value="6803821" table:style-name="ce45">
            <text:p>6.803.821</text:p>
          </table:table-cell>
          <table:table-cell office:value-type="percentage" office:value="0.86214492449507629" table:style-name="ce46">
            <text:p>86,2%</text:p>
          </table:table-cell>
          <table:table-cell office:value-type="float" office:value="4622143" table:style-name="ce45">
            <text:p>4.622.143</text:p>
          </table:table-cell>
          <table:table-cell office:value-type="percentage" office:value="0.74186902516578779" table:style-name="ce46">
            <text:p>74,2%</text:p>
          </table:table-cell>
          <table:table-cell office:value-type="float" office:value="3591693" table:style-name="ce45">
            <text:p>3.591.693</text:p>
          </table:table-cell>
          <table:table-cell office:value-type="percentage" office:value="0.72638109144447316" table:style-name="ce46">
            <text:p>72,6%</text:p>
          </table:table-cell>
          <table:table-cell office:value-type="float" office:value="2732689" table:style-name="ce45">
            <text:p>2.732.689</text:p>
          </table:table-cell>
          <table:table-cell office:value-type="percentage" office:value="0.70272811947274738" table:style-name="ce46">
            <text:p>70,3%</text:p>
          </table:table-cell>
          <table:table-cell office:value-type="float" office:value="36431416" table:style-name="ce45">
            <text:p>36.431.41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6494695241744468" table:style-name="ce46">
            <text:p>86,5%</text:p>
          </table:table-cell>
          <table:table-cell office:value-type="percentage" office:value="0.76777251045003569" table:style-name="ce46">
            <text:p>76,8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475" table:style-name="ce35">
            <text:p>426.475</text:p>
          </table:table-cell>
          <table:table-cell office:value-type="percentage" office:value="1" table:style-name="ce36">
            <text:p>100,0%</text:p>
          </table:table-cell>
          <table:table-cell office:value-type="float" office:value="646541" table:style-name="ce35">
            <text:p>646.541</text:p>
          </table:table-cell>
          <table:table-cell office:value-type="percentage" office:value="0.99409576848032155" table:style-name="ce36">
            <text:p>99,4%</text:p>
          </table:table-cell>
          <table:table-cell office:value-type="float" office:value="899234" table:style-name="ce35">
            <text:p>899.234</text:p>
          </table:table-cell>
          <table:table-cell office:value-type="percentage" office:value="0.98153898883039514" table:style-name="ce36">
            <text:p>98,2%</text:p>
          </table:table-cell>
          <table:table-cell office:value-type="float" office:value="1177209" table:style-name="ce35">
            <text:p>1.177.209</text:p>
          </table:table-cell>
          <table:table-cell office:value-type="percentage" office:value="0.93058455156080411" table:style-name="ce36">
            <text:p>93,1%</text:p>
          </table:table-cell>
          <table:table-cell office:value-type="float" office:value="1184325" table:style-name="ce35">
            <text:p>1.184.325</text:p>
          </table:table-cell>
          <table:table-cell office:value-type="percentage" office:value="0.85503792467623607" table:style-name="ce36">
            <text:p>85,5%</text:p>
          </table:table-cell>
          <table:table-cell office:value-type="float" office:value="814217" table:style-name="ce35">
            <text:p>814.217</text:p>
          </table:table-cell>
          <table:table-cell office:value-type="percentage" office:value="0.71408951103167206" table:style-name="ce36">
            <text:p>71,4%</text:p>
          </table:table-cell>
          <table:table-cell office:value-type="float" office:value="583210" table:style-name="ce35">
            <text:p>583.210</text:p>
          </table:table-cell>
          <table:table-cell office:value-type="percentage" office:value="0.62800428999689883" table:style-name="ce36">
            <text:p>62,8%</text:p>
          </table:table-cell>
          <table:table-cell office:value-type="float" office:value="237493" table:style-name="ce35">
            <text:p>237.493</text:p>
          </table:table-cell>
          <table:table-cell office:value-type="percentage" office:value="0.31543470840356114" table:style-name="ce36">
            <text:p>31,5%</text:p>
          </table:table-cell>
          <table:table-cell office:value-type="float" office:value="5968704" table:style-name="ce35">
            <text:p>5.968.70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0095598817763081" table:style-name="ce36">
            <text:p>80,1%</text:p>
          </table:table-cell>
          <table:table-cell office:value-type="percentage" office:value="0.70515290431903654" table:style-name="ce36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07" table:style-name="ce38">
            <text:p>99.607</text:p>
          </table:table-cell>
          <table:table-cell office:value-type="percentage" office:value="1" table:style-name="ce39">
            <text:p>100,0%</text:p>
          </table:table-cell>
          <table:table-cell office:value-type="float" office:value="118051" table:style-name="ce38">
            <text:p>118.051</text:p>
          </table:table-cell>
          <table:table-cell office:value-type="percentage" office:value="0.99240048757933674" table:style-name="ce39">
            <text:p>99,2%</text:p>
          </table:table-cell>
          <table:table-cell office:value-type="float" office:value="150363" table:style-name="ce38">
            <text:p>150.363</text:p>
          </table:table-cell>
          <table:table-cell office:value-type="percentage" office:value="0.96160315156011178" table:style-name="ce39">
            <text:p>96,2%</text:p>
          </table:table-cell>
          <table:table-cell office:value-type="float" office:value="180440" table:style-name="ce38">
            <text:p>180.440</text:p>
          </table:table-cell>
          <table:table-cell office:value-type="percentage" office:value="0.91009048450062036" table:style-name="ce39">
            <text:p>91,0%</text:p>
          </table:table-cell>
          <table:table-cell office:value-type="float" office:value="178496" table:style-name="ce38">
            <text:p>178.496</text:p>
          </table:table-cell>
          <table:table-cell office:value-type="percentage" office:value="0.83043411509097764" table:style-name="ce39">
            <text:p>83,0%</text:p>
          </table:table-cell>
          <table:table-cell office:value-type="float" office:value="109721" table:style-name="ce38">
            <text:p>109.721</text:p>
          </table:table-cell>
          <table:table-cell office:value-type="percentage" office:value="0.66786579501600862" table:style-name="ce39">
            <text:p>66,8%</text:p>
          </table:table-cell>
          <table:table-cell office:value-type="float" office:value="81825" table:style-name="ce38">
            <text:p>81.825</text:p>
          </table:table-cell>
          <table:table-cell office:value-type="percentage" office:value="0.62748751926749025" table:style-name="ce39">
            <text:p>62,7%</text:p>
          </table:table-cell>
          <table:table-cell office:value-type="float" office:value="36969" table:style-name="ce38">
            <text:p>36.969</text:p>
          </table:table-cell>
          <table:table-cell office:value-type="percentage" office:value="0.35854290120164101" table:style-name="ce39">
            <text:p>35,9%</text:p>
          </table:table-cell>
          <table:table-cell office:value-type="float" office:value="955472" table:style-name="ce38">
            <text:p>955.47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0621431838087509" table:style-name="ce39">
            <text:p>80,6%</text:p>
          </table:table-cell>
          <table:table-cell office:value-type="percentage" office:value="0.71872910227314613" table:style-name="ce39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62" table:style-name="ce38">
            <text:p>87.862</text:p>
          </table:table-cell>
          <table:table-cell office:value-type="percentage" office:value="1" table:style-name="ce39">
            <text:p>100,0%</text:p>
          </table:table-cell>
          <table:table-cell office:value-type="float" office:value="113614" table:style-name="ce38">
            <text:p>113.614</text:p>
          </table:table-cell>
          <table:table-cell office:value-type="percentage" office:value="1" table:style-name="ce39">
            <text:p>100,0%</text:p>
          </table:table-cell>
          <table:table-cell office:value-type="float" office:value="145269" table:style-name="ce38">
            <text:p>145.269</text:p>
          </table:table-cell>
          <table:table-cell office:value-type="percentage" office:value="0.97071205196054844" table:style-name="ce39">
            <text:p>97,1%</text:p>
          </table:table-cell>
          <table:table-cell office:value-type="float" office:value="150488" table:style-name="ce38">
            <text:p>150.488</text:p>
          </table:table-cell>
          <table:table-cell office:value-type="percentage" office:value="0.92525438839189644" table:style-name="ce39">
            <text:p>92,5%</text:p>
          </table:table-cell>
          <table:table-cell office:value-type="float" office:value="146087" table:style-name="ce38">
            <text:p>146.087</text:p>
          </table:table-cell>
          <table:table-cell office:value-type="percentage" office:value="0.8748091237357255" table:style-name="ce39">
            <text:p>87,5%</text:p>
          </table:table-cell>
          <table:table-cell office:value-type="float" office:value="82480" table:style-name="ce38">
            <text:p>82.480</text:p>
          </table:table-cell>
          <table:table-cell office:value-type="percentage" office:value="0.72065774873089794" table:style-name="ce39">
            <text:p>72,1%</text:p>
          </table:table-cell>
          <table:table-cell office:value-type="float" office:value="53072" table:style-name="ce38">
            <text:p>53.072</text:p>
          </table:table-cell>
          <table:table-cell office:value-type="percentage" office:value="0.67085487479617245" table:style-name="ce39">
            <text:p>67,1%</text:p>
          </table:table-cell>
          <table:table-cell office:value-type="float" office:value="22615" table:style-name="ce38">
            <text:p>22.615</text:p>
          </table:table-cell>
          <table:table-cell office:value-type="percentage" office:value="0.35335937499999998" table:style-name="ce39">
            <text:p>35,3%</text:p>
          </table:table-cell>
          <table:table-cell office:value-type="float" office:value="801487" table:style-name="ce38">
            <text:p>801.48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5819020116133271" table:style-name="ce39">
            <text:p>85,8%</text:p>
          </table:table-cell>
          <table:table-cell office:value-type="percentage" office:value="0.7867094496968936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02" table:style-name="ce38">
            <text:p>50.502</text:p>
          </table:table-cell>
          <table:table-cell office:value-type="percentage" office:value="1" table:style-name="ce39">
            <text:p>100,0%</text:p>
          </table:table-cell>
          <table:table-cell office:value-type="float" office:value="78126" table:style-name="ce38">
            <text:p>78.126</text:p>
          </table:table-cell>
          <table:table-cell office:value-type="percentage" office:value="0.9703164588404789" table:style-name="ce39">
            <text:p>97,0%</text:p>
          </table:table-cell>
          <table:table-cell office:value-type="float" office:value="105907" table:style-name="ce38">
            <text:p>105.907</text:p>
          </table:table-cell>
          <table:table-cell office:value-type="percentage" office:value="0.9034043896239049" table:style-name="ce39">
            <text:p>90,3%</text:p>
          </table:table-cell>
          <table:table-cell office:value-type="float" office:value="143456" table:style-name="ce38">
            <text:p>143.456</text:p>
          </table:table-cell>
          <table:table-cell office:value-type="percentage" office:value="0.86525087908707632" table:style-name="ce39">
            <text:p>86,5%</text:p>
          </table:table-cell>
          <table:table-cell office:value-type="float" office:value="155445" table:style-name="ce38">
            <text:p>155.445</text:p>
          </table:table-cell>
          <table:table-cell office:value-type="percentage" office:value="0.75395786042721613" table:style-name="ce39">
            <text:p>75,4%</text:p>
          </table:table-cell>
          <table:table-cell office:value-type="float" office:value="108098" table:style-name="ce38">
            <text:p>108.098</text:p>
          </table:table-cell>
          <table:table-cell office:value-type="percentage" office:value="0.59333541910235088" table:style-name="ce39">
            <text:p>59,3%</text:p>
          </table:table-cell>
          <table:table-cell office:value-type="float" office:value="78979" table:style-name="ce38">
            <text:p>78.979</text:p>
          </table:table-cell>
          <table:table-cell office:value-type="percentage" office:value="0.57255223209754824" table:style-name="ce39">
            <text:p>57,3%</text:p>
          </table:table-cell>
          <table:table-cell office:value-type="float" office:value="55246" table:style-name="ce38">
            <text:p>55.246</text:p>
          </table:table-cell>
          <table:table-cell office:value-type="percentage" office:value="0.57861332216170924" table:style-name="ce39">
            <text:p>57,9%</text:p>
          </table:table-cell>
          <table:table-cell office:value-type="float" office:value="775759" table:style-name="ce38">
            <text:p>775.75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4962193209368932" table:style-name="ce39">
            <text:p>75,0%</text:p>
          </table:table-cell>
          <table:table-cell office:value-type="percentage" office:value="0.66216861011503636" table:style-name="ce39">
            <text:p>66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198" table:style-name="ce38">
            <text:p>91.198</text:p>
          </table:table-cell>
          <table:table-cell office:value-type="percentage" office:value="1" table:style-name="ce39">
            <text:p>100,0%</text:p>
          </table:table-cell>
          <table:table-cell office:value-type="float" office:value="149144" table:style-name="ce38">
            <text:p>149.144</text:p>
          </table:table-cell>
          <table:table-cell office:value-type="percentage" office:value="0.96513968071131362" table:style-name="ce39">
            <text:p>96,5%</text:p>
          </table:table-cell>
          <table:table-cell office:value-type="float" office:value="212248" table:style-name="ce38">
            <text:p>212.248</text:p>
          </table:table-cell>
          <table:table-cell office:value-type="percentage" office:value="0.90282953056675685" table:style-name="ce39">
            <text:p>90,3%</text:p>
          </table:table-cell>
          <table:table-cell office:value-type="float" office:value="312619" table:style-name="ce38">
            <text:p>312.619</text:p>
          </table:table-cell>
          <table:table-cell office:value-type="percentage" office:value="0.89189243164285392" table:style-name="ce39">
            <text:p>89,2%</text:p>
          </table:table-cell>
          <table:table-cell office:value-type="float" office:value="303230" table:style-name="ce38">
            <text:p>303.230</text:p>
          </table:table-cell>
          <table:table-cell office:value-type="percentage" office:value="0.78167372990585782" table:style-name="ce39">
            <text:p>78,2%</text:p>
          </table:table-cell>
          <table:table-cell office:value-type="float" office:value="202048" table:style-name="ce38">
            <text:p>202.048</text:p>
          </table:table-cell>
          <table:table-cell office:value-type="percentage" office:value="0.64980992750873179" table:style-name="ce39">
            <text:p>65,0%</text:p>
          </table:table-cell>
          <table:table-cell office:value-type="float" office:value="154373" table:style-name="ce38">
            <text:p>154.373</text:p>
          </table:table-cell>
          <table:table-cell office:value-type="percentage" office:value="0.61320447431558545" table:style-name="ce39">
            <text:p>61,3%</text:p>
          </table:table-cell>
          <table:table-cell office:value-type="float" office:value="93378" table:style-name="ce38">
            <text:p>93.378</text:p>
          </table:table-cell>
          <table:table-cell office:value-type="percentage" office:value="0.51935238074050183" table:style-name="ce39">
            <text:p>51,9%</text:p>
          </table:table-cell>
          <table:table-cell office:value-type="float" office:value="1518238" table:style-name="ce38">
            <text:p>1.518.23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7430545284668195" table:style-name="ce39">
            <text:p>77,4%</text:p>
          </table:table-cell>
          <table:table-cell office:value-type="percentage" office:value="0.69773506033221322" table:style-name="ce39">
            <text:p>69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71" table:style-name="ce38">
            <text:p>41.871</text:p>
          </table:table-cell>
          <table:table-cell office:value-type="percentage" office:value="1" table:style-name="ce39">
            <text:p>100,0%</text:p>
          </table:table-cell>
          <table:table-cell office:value-type="float" office:value="55631" table:style-name="ce38">
            <text:p>55.631</text:p>
          </table:table-cell>
          <table:table-cell office:value-type="percentage" office:value="1" table:style-name="ce39">
            <text:p>100,0%</text:p>
          </table:table-cell>
          <table:table-cell office:value-type="float" office:value="74764" table:style-name="ce38">
            <text:p>74.764</text:p>
          </table:table-cell>
          <table:table-cell office:value-type="percentage" office:value="0.9666300342620725" table:style-name="ce39">
            <text:p>96,7%</text:p>
          </table:table-cell>
          <table:table-cell office:value-type="float" office:value="81203" table:style-name="ce38">
            <text:p>81.203</text:p>
          </table:table-cell>
          <table:table-cell office:value-type="percentage" office:value="0.90261660219643414" table:style-name="ce39">
            <text:p>90,3%</text:p>
          </table:table-cell>
          <table:table-cell office:value-type="float" office:value="81868" table:style-name="ce38">
            <text:p>81.868</text:p>
          </table:table-cell>
          <table:table-cell office:value-type="percentage" office:value="0.8373615358651515" table:style-name="ce39">
            <text:p>83,7%</text:p>
          </table:table-cell>
          <table:table-cell office:value-type="float" office:value="42789" table:style-name="ce38">
            <text:p>42.789</text:p>
          </table:table-cell>
          <table:table-cell office:value-type="percentage" office:value="0.60716870290749647" table:style-name="ce39">
            <text:p>60,7%</text:p>
          </table:table-cell>
          <table:table-cell office:value-type="float" office:value="20724" table:style-name="ce38">
            <text:p>20.724</text:p>
          </table:table-cell>
          <table:table-cell office:value-type="percentage" office:value="0.41033561033561033" table:style-name="ce39">
            <text:p>41,0%</text:p>
          </table:table-cell>
          <table:table-cell office:value-type="float" office:value="2854" table:style-name="ce38">
            <text:p>2.854</text:p>
          </table:table-cell>
          <table:table-cell office:value-type="percentage" office:value="6.4918226690626205E-2" table:style-name="ce39">
            <text:p>6,5%</text:p>
          </table:table-cell>
          <table:table-cell office:value-type="float" office:value="401704" table:style-name="ce38">
            <text:p>401.70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6642493136205536" table:style-name="ce39">
            <text:p>76,6%</text:p>
          </table:table-cell>
          <table:table-cell office:value-type="percentage" office:value="0.68914145529717541" table:style-name="ce39">
            <text:p>68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18" table:style-name="ce38">
            <text:p>226.218</text:p>
          </table:table-cell>
          <table:table-cell office:value-type="percentage" office:value="1" table:style-name="ce39">
            <text:p>100,0%</text:p>
          </table:table-cell>
          <table:table-cell office:value-type="float" office:value="248291" table:style-name="ce38">
            <text:p>248.291</text:p>
          </table:table-cell>
          <table:table-cell office:value-type="percentage" office:value="1" table:style-name="ce39">
            <text:p>100,0%</text:p>
          </table:table-cell>
          <table:table-cell office:value-type="float" office:value="310580" table:style-name="ce38">
            <text:p>310.580</text:p>
          </table:table-cell>
          <table:table-cell office:value-type="percentage" office:value="0.97490386879070867" table:style-name="ce39">
            <text:p>97,5%</text:p>
          </table:table-cell>
          <table:table-cell office:value-type="float" office:value="341780" table:style-name="ce38">
            <text:p>341.780</text:p>
          </table:table-cell>
          <table:table-cell office:value-type="percentage" office:value="0.89664852102052861" table:style-name="ce39">
            <text:p>89,7%</text:p>
          </table:table-cell>
          <table:table-cell office:value-type="float" office:value="305743" table:style-name="ce38">
            <text:p>305.743</text:p>
          </table:table-cell>
          <table:table-cell office:value-type="percentage" office:value="0.84156012166086347" table:style-name="ce39">
            <text:p>84,2%</text:p>
          </table:table-cell>
          <table:table-cell office:value-type="float" office:value="190379" table:style-name="ce38">
            <text:p>190.379</text:p>
          </table:table-cell>
          <table:table-cell office:value-type="percentage" office:value="0.71094505625823889" table:style-name="ce39">
            <text:p>71,1%</text:p>
          </table:table-cell>
          <table:table-cell office:value-type="float" office:value="114610" table:style-name="ce38">
            <text:p>114.610</text:p>
          </table:table-cell>
          <table:table-cell office:value-type="percentage" office:value="0.54315991014473519" table:style-name="ce39">
            <text:p>54,3%</text:p>
          </table:table-cell>
          <table:table-cell office:value-type="float" office:value="17987" table:style-name="ce38">
            <text:p>17.987</text:p>
          </table:table-cell>
          <table:table-cell office:value-type="percentage" office:value="0.10878663618439356" table:style-name="ce39">
            <text:p>10,9%</text:p>
          </table:table-cell>
          <table:table-cell office:value-type="float" office:value="1755588" table:style-name="ce38">
            <text:p>1.755.58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067021619269451" table:style-name="ce39">
            <text:p>80,7%</text:p>
          </table:table-cell>
          <table:table-cell office:value-type="percentage" office:value="0.73304722750424023" table:style-name="ce39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38" table:style-name="ce38">
            <text:p>135.538</text:p>
          </table:table-cell>
          <table:table-cell office:value-type="percentage" office:value="1" table:style-name="ce39">
            <text:p>100,0%</text:p>
          </table:table-cell>
          <table:table-cell office:value-type="float" office:value="156405" table:style-name="ce38">
            <text:p>156.405</text:p>
          </table:table-cell>
          <table:table-cell office:value-type="percentage" office:value="0.98305478909623445" table:style-name="ce39">
            <text:p>98,3%</text:p>
          </table:table-cell>
          <table:table-cell office:value-type="float" office:value="211468" table:style-name="ce38">
            <text:p>211.468</text:p>
          </table:table-cell>
          <table:table-cell office:value-type="percentage" office:value="0.96806504184138731" table:style-name="ce39">
            <text:p>96,8%</text:p>
          </table:table-cell>
          <table:table-cell office:value-type="float" office:value="273355" table:style-name="ce38">
            <text:p>273.355</text:p>
          </table:table-cell>
          <table:table-cell office:value-type="percentage" office:value="0.88902295448780078" table:style-name="ce39">
            <text:p>88,9%</text:p>
          </table:table-cell>
          <table:table-cell office:value-type="float" office:value="268906" table:style-name="ce38">
            <text:p>268.906</text:p>
          </table:table-cell>
          <table:table-cell office:value-type="percentage" office:value="0.81337547828980206" table:style-name="ce39">
            <text:p>81,3%</text:p>
          </table:table-cell>
          <table:table-cell office:value-type="float" office:value="180459" table:style-name="ce38">
            <text:p>180.459</text:p>
          </table:table-cell>
          <table:table-cell office:value-type="percentage" office:value="0.67866988089552127" table:style-name="ce39">
            <text:p>67,9%</text:p>
          </table:table-cell>
          <table:table-cell office:value-type="float" office:value="134209" table:style-name="ce38">
            <text:p>134.209</text:p>
          </table:table-cell>
          <table:table-cell office:value-type="percentage" office:value="0.61538637895538062" table:style-name="ce39">
            <text:p>61,5%</text:p>
          </table:table-cell>
          <table:table-cell office:value-type="float" office:value="41043" table:style-name="ce38">
            <text:p>41.043</text:p>
          </table:table-cell>
          <table:table-cell office:value-type="percentage" office:value="0.23591727404409904" table:style-name="ce39">
            <text:p>23,6%</text:p>
          </table:table-cell>
          <table:table-cell office:value-type="float" office:value="1401383" table:style-name="ce38">
            <text:p>1.401.38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476525665861706" table:style-name="ce39">
            <text:p>77,5%</text:p>
          </table:table-cell>
          <table:table-cell office:value-type="percentage" office:value="0.68519881225549706" table:style-name="ce39">
            <text:p>68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338" table:style-name="ce38">
            <text:p>450.338</text:p>
          </table:table-cell>
          <table:table-cell office:value-type="percentage" office:value="1" table:style-name="ce39">
            <text:p>100,0%</text:p>
          </table:table-cell>
          <table:table-cell office:value-type="float" office:value="607938" table:style-name="ce38">
            <text:p>607.938</text:p>
          </table:table-cell>
          <table:table-cell office:value-type="percentage" office:value="0.95694263425322534" table:style-name="ce39">
            <text:p>95,7%</text:p>
          </table:table-cell>
          <table:table-cell office:value-type="float" office:value="769355" table:style-name="ce38">
            <text:p>769.355</text:p>
          </table:table-cell>
          <table:table-cell office:value-type="percentage" office:value="0.91854070755888362" table:style-name="ce39">
            <text:p>91,9%</text:p>
          </table:table-cell>
          <table:table-cell office:value-type="float" office:value="943733" table:style-name="ce38">
            <text:p>943.733</text:p>
          </table:table-cell>
          <table:table-cell office:value-type="percentage" office:value="0.86439850519335393" table:style-name="ce39">
            <text:p>86,4%</text:p>
          </table:table-cell>
          <table:table-cell office:value-type="float" office:value="1046563" table:style-name="ce38">
            <text:p>1.046.563</text:p>
          </table:table-cell>
          <table:table-cell office:value-type="percentage" office:value="0.79480465234610842" table:style-name="ce39">
            <text:p>79,5%</text:p>
          </table:table-cell>
          <table:table-cell office:value-type="float" office:value="634250" table:style-name="ce38">
            <text:p>634.250</text:p>
          </table:table-cell>
          <table:table-cell office:value-type="percentage" office:value="0.60713998537311942" table:style-name="ce39">
            <text:p>60,7%</text:p>
          </table:table-cell>
          <table:table-cell office:value-type="float" office:value="470482" table:style-name="ce38">
            <text:p>470.482</text:p>
          </table:table-cell>
          <table:table-cell office:value-type="percentage" office:value="0.56080864429306199" table:style-name="ce39">
            <text:p>56,1%</text:p>
          </table:table-cell>
          <table:table-cell office:value-type="float" office:value="232285" table:style-name="ce38">
            <text:p>232.285</text:p>
          </table:table-cell>
          <table:table-cell office:value-type="percentage" office:value="0.35400340767427757" table:style-name="ce39">
            <text:p>35,4%</text:p>
          </table:table-cell>
          <table:table-cell office:value-type="float" office:value="5154944" table:style-name="ce38">
            <text:p>5.154.94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5053491663220917" table:style-name="ce39">
            <text:p>75,1%</text:p>
          </table:table-cell>
          <table:table-cell office:value-type="percentage" office:value="0.66254841122249675" table:style-name="ce39">
            <text:p>6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217" table:style-name="ce38">
            <text:p>292.217</text:p>
          </table:table-cell>
          <table:table-cell office:value-type="percentage" office:value="1" table:style-name="ce39">
            <text:p>100,0%</text:p>
          </table:table-cell>
          <table:table-cell office:value-type="float" office:value="429673" table:style-name="ce38">
            <text:p>429.673</text:p>
          </table:table-cell>
          <table:table-cell office:value-type="percentage" office:value="0.98129776048161288" table:style-name="ce39">
            <text:p>98,1%</text:p>
          </table:table-cell>
          <table:table-cell office:value-type="float" office:value="545395" table:style-name="ce38">
            <text:p>545.395</text:p>
          </table:table-cell>
          <table:table-cell office:value-type="percentage" office:value="0.93915740243280843" table:style-name="ce39">
            <text:p>93,9%</text:p>
          </table:table-cell>
          <table:table-cell office:value-type="float" office:value="700115" table:style-name="ce38">
            <text:p>700.115</text:p>
          </table:table-cell>
          <table:table-cell office:value-type="percentage" office:value="0.93059066850627514" table:style-name="ce39">
            <text:p>93,1%</text:p>
          </table:table-cell>
          <table:table-cell office:value-type="float" office:value="720529" table:style-name="ce38">
            <text:p>720.529</text:p>
          </table:table-cell>
          <table:table-cell office:value-type="percentage" office:value="0.84610046172562314" table:style-name="ce39">
            <text:p>84,6%</text:p>
          </table:table-cell>
          <table:table-cell office:value-type="float" office:value="435010" table:style-name="ce38">
            <text:p>435.010</text:p>
          </table:table-cell>
          <table:table-cell office:value-type="percentage" office:value="0.67052634337250039" table:style-name="ce39">
            <text:p>67,1%</text:p>
          </table:table-cell>
          <table:table-cell office:value-type="float" office:value="274501" table:style-name="ce38">
            <text:p>274.501</text:p>
          </table:table-cell>
          <table:table-cell office:value-type="percentage" office:value="0.53184881211177115" table:style-name="ce39">
            <text:p>53,2%</text:p>
          </table:table-cell>
          <table:table-cell office:value-type="float" office:value="37218" table:style-name="ce38">
            <text:p>37.218</text:p>
          </table:table-cell>
          <table:table-cell office:value-type="percentage" office:value="8.766850948458417E-2" table:style-name="ce39">
            <text:p>8,8%</text:p>
          </table:table-cell>
          <table:table-cell office:value-type="float" office:value="3434658" table:style-name="ce38">
            <text:p>3.434.65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6521986721946222" table:style-name="ce39">
            <text:p>76,5%</text:p>
          </table:table-cell>
          <table:table-cell office:value-type="percentage" office:value="0.6791414401960868" table:style-name="ce39">
            <text:p>67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32" table:style-name="ce38">
            <text:p>77.032</text:p>
          </table:table-cell>
          <table:table-cell office:value-type="percentage" office:value="1" table:style-name="ce39">
            <text:p>100,0%</text:p>
          </table:table-cell>
          <table:table-cell office:value-type="float" office:value="95050" table:style-name="ce38">
            <text:p>95.050</text:p>
          </table:table-cell>
          <table:table-cell office:value-type="percentage" office:value="1" table:style-name="ce39">
            <text:p>100,0%</text:p>
          </table:table-cell>
          <table:table-cell office:value-type="float" office:value="129540" table:style-name="ce38">
            <text:p>129.540</text:p>
          </table:table-cell>
          <table:table-cell office:value-type="percentage" office:value="1.0338635402284173" table:style-name="ce39">
            <text:p>103,4%</text:p>
          </table:table-cell>
          <table:table-cell office:value-type="float" office:value="158554" table:style-name="ce38">
            <text:p>158.554</text:p>
          </table:table-cell>
          <table:table-cell office:value-type="percentage" office:value="0.93699177382753407" table:style-name="ce39">
            <text:p>93,7%</text:p>
          </table:table-cell>
          <table:table-cell office:value-type="float" office:value="141884" table:style-name="ce38">
            <text:p>141.884</text:p>
          </table:table-cell>
          <table:table-cell office:value-type="percentage" office:value="0.88958832307171432" table:style-name="ce39">
            <text:p>89,0%</text:p>
          </table:table-cell>
          <table:table-cell office:value-type="float" office:value="103522" table:style-name="ce38">
            <text:p>103.522</text:p>
          </table:table-cell>
          <table:table-cell office:value-type="percentage" office:value="0.7755676922961664" table:style-name="ce39">
            <text:p>77,6%</text:p>
          </table:table-cell>
          <table:table-cell office:value-type="float" office:value="65618" table:style-name="ce38">
            <text:p>65.618</text:p>
          </table:table-cell>
          <table:table-cell office:value-type="percentage" office:value="0.5790504765266502" table:style-name="ce39">
            <text:p>57,9%</text:p>
          </table:table-cell>
          <table:table-cell office:value-type="float" office:value="11427" table:style-name="ce38">
            <text:p>11.427</text:p>
          </table:table-cell>
          <table:table-cell office:value-type="percentage" office:value="0.13483185840707965" table:style-name="ce39">
            <text:p>13,5%</text:p>
          </table:table-cell>
          <table:table-cell office:value-type="float" office:value="782627" table:style-name="ce38">
            <text:p>782.62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2084815252607146" table:style-name="ce39">
            <text:p>82,1%</text:p>
          </table:table-cell>
          <table:table-cell office:value-type="percentage" office:value="0.73556067884288057" table:style-name="ce3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877" table:style-name="ce38">
            <text:p>239.877</text:p>
          </table:table-cell>
          <table:table-cell office:value-type="percentage" office:value="1" table:style-name="ce39">
            <text:p>100,0%</text:p>
          </table:table-cell>
          <table:table-cell office:value-type="float" office:value="289106" table:style-name="ce38">
            <text:p>289.106</text:p>
          </table:table-cell>
          <table:table-cell office:value-type="percentage" office:value="0.99773607305305734" table:style-name="ce39">
            <text:p>99,8%</text:p>
          </table:table-cell>
          <table:table-cell office:value-type="float" office:value="339331" table:style-name="ce38">
            <text:p>339.331</text:p>
          </table:table-cell>
          <table:table-cell office:value-type="percentage" office:value="0.97810490391350347" table:style-name="ce39">
            <text:p>97,8%</text:p>
          </table:table-cell>
          <table:table-cell office:value-type="float" office:value="383212" table:style-name="ce38">
            <text:p>383.212</text:p>
          </table:table-cell>
          <table:table-cell office:value-type="percentage" office:value="0.9441300454065028" table:style-name="ce39">
            <text:p>94,4%</text:p>
          </table:table-cell>
          <table:table-cell office:value-type="float" office:value="393941" table:style-name="ce38">
            <text:p>393.941</text:p>
          </table:table-cell>
          <table:table-cell office:value-type="percentage" office:value="0.88881393255283481" table:style-name="ce39">
            <text:p>88,9%</text:p>
          </table:table-cell>
          <table:table-cell office:value-type="float" office:value="232156" table:style-name="ce38">
            <text:p>232.156</text:p>
          </table:table-cell>
          <table:table-cell office:value-type="percentage" office:value="0.71784247761341713" table:style-name="ce39">
            <text:p>71,8%</text:p>
          </table:table-cell>
          <table:table-cell office:value-type="float" office:value="100231" table:style-name="ce38">
            <text:p>100.231</text:p>
          </table:table-cell>
          <table:table-cell office:value-type="percentage" office:value="0.43393612461631043" table:style-name="ce39">
            <text:p>43,4%</text:p>
          </table:table-cell>
          <table:table-cell office:value-type="float" office:value="27026" table:style-name="ce38">
            <text:p>27.026</text:p>
          </table:table-cell>
          <table:table-cell office:value-type="percentage" office:value="0.15013860572088863" table:style-name="ce39">
            <text:p>15,0%</text:p>
          </table:table-cell>
          <table:table-cell office:value-type="float" office:value="2004880" table:style-name="ce38">
            <text:p>2.004.88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1681908757680288" table:style-name="ce39">
            <text:p>81,7%</text:p>
          </table:table-cell>
          <table:table-cell office:value-type="percentage" office:value="0.74204822750894861" table:style-name="ce39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7" table:style-name="ce38">
            <text:p>23.107</text:p>
          </table:table-cell>
          <table:table-cell office:value-type="percentage" office:value="1" table:style-name="ce39">
            <text:p>100,0%</text:p>
          </table:table-cell>
          <table:table-cell office:value-type="float" office:value="28471" table:style-name="ce38">
            <text:p>28.471</text:p>
          </table:table-cell>
          <table:table-cell office:value-type="percentage" office:value="1" table:style-name="ce39">
            <text:p>100,0%</text:p>
          </table:table-cell>
          <table:table-cell office:value-type="float" office:value="36548" table:style-name="ce38">
            <text:p>36.548</text:p>
          </table:table-cell>
          <table:table-cell office:value-type="percentage" office:value="0.96898032769499975" table:style-name="ce39">
            <text:p>96,9%</text:p>
          </table:table-cell>
          <table:table-cell office:value-type="float" office:value="43810" table:style-name="ce38">
            <text:p>43.810</text:p>
          </table:table-cell>
          <table:table-cell office:value-type="percentage" office:value="0.9191423296408191" table:style-name="ce39">
            <text:p>91,9%</text:p>
          </table:table-cell>
          <table:table-cell office:value-type="float" office:value="44777" table:style-name="ce38">
            <text:p>44.777</text:p>
          </table:table-cell>
          <table:table-cell office:value-type="percentage" office:value="0.84569475135512873" table:style-name="ce39">
            <text:p>84,6%</text:p>
          </table:table-cell>
          <table:table-cell office:value-type="float" office:value="26424" table:style-name="ce38">
            <text:p>26.424</text:p>
          </table:table-cell>
          <table:table-cell office:value-type="percentage" office:value="0.6720415066507287" table:style-name="ce39">
            <text:p>67,2%</text:p>
          </table:table-cell>
          <table:table-cell office:value-type="float" office:value="16701" table:style-name="ce38">
            <text:p>16.701</text:p>
          </table:table-cell>
          <table:table-cell office:value-type="percentage" office:value="0.54832884628012346" table:style-name="ce39">
            <text:p>54,8%</text:p>
          </table:table-cell>
          <table:table-cell office:value-type="float" office:value="4236" table:style-name="ce38">
            <text:p>4.236</text:p>
          </table:table-cell>
          <table:table-cell office:value-type="percentage" office:value="0.16590944696851009" table:style-name="ce39">
            <text:p>16,6%</text:p>
          </table:table-cell>
          <table:table-cell office:value-type="float" office:value="224074" table:style-name="ce38">
            <text:p>224.07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8907631087790964" table:style-name="ce39">
            <text:p>78,9%</text:p>
          </table:table-cell>
          <table:table-cell office:value-type="percentage" office:value="0.70041948773732943" table:style-name="ce39">
            <text:p>70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560" table:style-name="ce38">
            <text:p>369.560</text:p>
          </table:table-cell>
          <table:table-cell office:value-type="percentage" office:value="1" table:style-name="ce39">
            <text:p>100,0%</text:p>
          </table:table-cell>
          <table:table-cell office:value-type="float" office:value="506371" table:style-name="ce38">
            <text:p>506.371</text:p>
          </table:table-cell>
          <table:table-cell office:value-type="percentage" office:value="0.96253428654522788" table:style-name="ce39">
            <text:p>96,3%</text:p>
          </table:table-cell>
          <table:table-cell office:value-type="float" office:value="669198" table:style-name="ce38">
            <text:p>669.198</text:p>
          </table:table-cell>
          <table:table-cell office:value-type="percentage" office:value="0.95148032980579333" table:style-name="ce39">
            <text:p>95,1%</text:p>
          </table:table-cell>
          <table:table-cell office:value-type="float" office:value="911813" table:style-name="ce38">
            <text:p>911.813</text:p>
          </table:table-cell>
          <table:table-cell office:value-type="percentage" office:value="0.93732415142945547" table:style-name="ce39">
            <text:p>93,7%</text:p>
          </table:table-cell>
          <table:table-cell office:value-type="float" office:value="958041" table:style-name="ce38">
            <text:p>958.041</text:p>
          </table:table-cell>
          <table:table-cell office:value-type="percentage" office:value="0.82166794885979155" table:style-name="ce39">
            <text:p>82,2%</text:p>
          </table:table-cell>
          <table:table-cell office:value-type="float" office:value="609513" table:style-name="ce38">
            <text:p>609.513</text:p>
          </table:table-cell>
          <table:table-cell office:value-type="percentage" office:value="0.64183585358662232" table:style-name="ce39">
            <text:p>64,2%</text:p>
          </table:table-cell>
          <table:table-cell office:value-type="float" office:value="415070" table:style-name="ce38">
            <text:p>415.070</text:p>
          </table:table-cell>
          <table:table-cell office:value-type="percentage" office:value="0.55903565776625475" table:style-name="ce39">
            <text:p>55,9%</text:p>
          </table:table-cell>
          <table:table-cell office:value-type="float" office:value="114766" table:style-name="ce38">
            <text:p>114.766</text:p>
          </table:table-cell>
          <table:table-cell office:value-type="percentage" office:value="0.20733024774994491" table:style-name="ce39">
            <text:p>20,7%</text:p>
          </table:table-cell>
          <table:table-cell office:value-type="float" office:value="4554332" table:style-name="ce38">
            <text:p>4.554.33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6185680779171816" table:style-name="ce39">
            <text:p>76,2%</text:p>
          </table:table-cell>
          <table:table-cell office:value-type="percentage" office:value="0.67174148009524637" table:style-name="ce39">
            <text:p>67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88" table:style-name="ce38">
            <text:p>72.588</text:p>
          </table:table-cell>
          <table:table-cell office:value-type="percentage" office:value="1" table:style-name="ce39">
            <text:p>100,0%</text:p>
          </table:table-cell>
          <table:table-cell office:value-type="float" office:value="100217" table:style-name="ce38">
            <text:p>100.217</text:p>
          </table:table-cell>
          <table:table-cell office:value-type="percentage" office:value="0.97393560676002677" table:style-name="ce39">
            <text:p>97,4%</text:p>
          </table:table-cell>
          <table:table-cell office:value-type="float" office:value="140018" table:style-name="ce38">
            <text:p>140.018</text:p>
          </table:table-cell>
          <table:table-cell office:value-type="percentage" office:value="0.95309341156770522" table:style-name="ce39">
            <text:p>95,3%</text:p>
          </table:table-cell>
          <table:table-cell office:value-type="float" office:value="200477" table:style-name="ce38">
            <text:p>200.477</text:p>
          </table:table-cell>
          <table:table-cell office:value-type="percentage" office:value="0.94007671530929959" table:style-name="ce39">
            <text:p>94,0%</text:p>
          </table:table-cell>
          <table:table-cell office:value-type="float" office:value="217108" table:style-name="ce38">
            <text:p>217.108</text:p>
          </table:table-cell>
          <table:table-cell office:value-type="percentage" office:value="0.85422789850368075" table:style-name="ce39">
            <text:p>85,4%</text:p>
          </table:table-cell>
          <table:table-cell office:value-type="float" office:value="143747" table:style-name="ce38">
            <text:p>143.747</text:p>
          </table:table-cell>
          <table:table-cell office:value-type="percentage" office:value="0.68777481662942641" table:style-name="ce39">
            <text:p>68,8%</text:p>
          </table:table-cell>
          <table:table-cell office:value-type="float" office:value="109504" table:style-name="ce38">
            <text:p>109.504</text:p>
          </table:table-cell>
          <table:table-cell office:value-type="percentage" office:value="0.63573452231665972" table:style-name="ce39">
            <text:p>63,6%</text:p>
          </table:table-cell>
          <table:table-cell office:value-type="float" office:value="52443" table:style-name="ce38">
            <text:p>52.443</text:p>
          </table:table-cell>
          <table:table-cell office:value-type="percentage" office:value="0.36959279462133704" table:style-name="ce39">
            <text:p>37,0%</text:p>
          </table:table-cell>
          <table:table-cell office:value-type="float" office:value="1036102" table:style-name="ce38">
            <text:p>1.036.10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9083485162238754" table:style-name="ce39">
            <text:p>79,1%</text:p>
          </table:table-cell>
          <table:table-cell office:value-type="percentage" office:value="0.68559226759816871" table:style-name="ce39">
            <text:p>68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22" table:style-name="ce38">
            <text:p>42.022</text:p>
          </table:table-cell>
          <table:table-cell office:value-type="percentage" office:value="1" table:style-name="ce39">
            <text:p>100,0%</text:p>
          </table:table-cell>
          <table:table-cell office:value-type="float" office:value="55613" table:style-name="ce38">
            <text:p>55.613</text:p>
          </table:table-cell>
          <table:table-cell office:value-type="percentage" office:value="0.99679165471752218" table:style-name="ce39">
            <text:p>99,7%</text:p>
          </table:table-cell>
          <table:table-cell office:value-type="float" office:value="70280" table:style-name="ce38">
            <text:p>70.280</text:p>
          </table:table-cell>
          <table:table-cell office:value-type="percentage" office:value="0.95173609230269218" table:style-name="ce39">
            <text:p>95,2%</text:p>
          </table:table-cell>
          <table:table-cell office:value-type="float" office:value="89416" table:style-name="ce38">
            <text:p>89.416</text:p>
          </table:table-cell>
          <table:table-cell office:value-type="percentage" office:value="0.92473162760874517" table:style-name="ce39">
            <text:p>92,5%</text:p>
          </table:table-cell>
          <table:table-cell office:value-type="float" office:value="90778" table:style-name="ce38">
            <text:p>90.778</text:p>
          </table:table-cell>
          <table:table-cell office:value-type="percentage" office:value="0.8405214718245958" table:style-name="ce39">
            <text:p>84,1%</text:p>
          </table:table-cell>
          <table:table-cell office:value-type="float" office:value="56396" table:style-name="ce38">
            <text:p>56.396</text:p>
          </table:table-cell>
          <table:table-cell office:value-type="percentage" office:value="0.69332808792613809" table:style-name="ce39">
            <text:p>69,3%</text:p>
          </table:table-cell>
          <table:table-cell office:value-type="float" office:value="43501" table:style-name="ce38">
            <text:p>43.501</text:p>
          </table:table-cell>
          <table:table-cell office:value-type="percentage" office:value="0.63852804321341028" table:style-name="ce39">
            <text:p>63,9%</text:p>
          </table:table-cell>
          <table:table-cell office:value-type="float" office:value="15526" table:style-name="ce38">
            <text:p>15.526</text:p>
          </table:table-cell>
          <table:table-cell office:value-type="percentage" office:value="0.27534227140526352" table:style-name="ce39">
            <text:p>27,5%</text:p>
          </table:table-cell>
          <table:table-cell office:value-type="float" office:value="463532" table:style-name="ce38">
            <text:p>463.53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973317462337921" table:style-name="ce39">
            <text:p>79,7%</text:p>
          </table:table-cell>
          <table:table-cell office:value-type="percentage" office:value="0.701049762778718" table:style-name="ce39">
            <text:p>70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509" table:style-name="ce38">
            <text:p>161.509</text:p>
          </table:table-cell>
          <table:table-cell office:value-type="percentage" office:value="1.0225324469768915" table:style-name="ce39">
            <text:p>102,3%</text:p>
          </table:table-cell>
          <table:table-cell office:value-type="float" office:value="211641" table:style-name="ce38">
            <text:p>211.641</text:p>
          </table:table-cell>
          <table:table-cell office:value-type="percentage" office:value="0.99324200656088535" table:style-name="ce39">
            <text:p>99,3%</text:p>
          </table:table-cell>
          <table:table-cell office:value-type="float" office:value="271252" table:style-name="ce38">
            <text:p>271.252</text:p>
          </table:table-cell>
          <table:table-cell office:value-type="percentage" office:value="0.96834559597885184" table:style-name="ce39">
            <text:p>96,8%</text:p>
          </table:table-cell>
          <table:table-cell office:value-type="float" office:value="315446" table:style-name="ce38">
            <text:p>315.446</text:p>
          </table:table-cell>
          <table:table-cell office:value-type="percentage" office:value="0.92784511893451616" table:style-name="ce39">
            <text:p>92,8%</text:p>
          </table:table-cell>
          <table:table-cell office:value-type="float" office:value="306697" table:style-name="ce38">
            <text:p>306.697</text:p>
          </table:table-cell>
          <table:table-cell office:value-type="percentage" office:value="0.84691812124274779" table:style-name="ce39">
            <text:p>84,7%</text:p>
          </table:table-cell>
          <table:table-cell office:value-type="float" office:value="165963" table:style-name="ce38">
            <text:p>165.963</text:p>
          </table:table-cell>
          <table:table-cell office:value-type="percentage" office:value="0.63698890394291918" table:style-name="ce39">
            <text:p>63,7%</text:p>
          </table:table-cell>
          <table:table-cell office:value-type="float" office:value="93538" table:style-name="ce38">
            <text:p>93.538</text:p>
          </table:table-cell>
          <table:table-cell office:value-type="percentage" office:value="0.46413012196453202" table:style-name="ce39">
            <text:p>46,4%</text:p>
          </table:table-cell>
          <table:table-cell office:value-type="float" office:value="45861" table:style-name="ce38">
            <text:p>45.861</text:p>
          </table:table-cell>
          <table:table-cell office:value-type="percentage" office:value="0.27200099640582187" table:style-name="ce39">
            <text:p>27,2%</text:p>
          </table:table-cell>
          <table:table-cell office:value-type="float" office:value="1571907" table:style-name="ce38">
            <text:p>1.571.90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9231459774801993" table:style-name="ce39">
            <text:p>79,2%</text:p>
          </table:table-cell>
          <table:table-cell office:value-type="percentage" office:value="0.70790550253455975" table:style-name="ce39">
            <text:p>70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4" table:style-name="ce38">
            <text:p>2.354</text:p>
          </table:table-cell>
          <table:table-cell office:value-type="percentage" office:value="0.90364683301343574" table:style-name="ce39">
            <text:p>90,4%</text:p>
          </table:table-cell>
          <table:table-cell office:value-type="float" office:value="3818" table:style-name="ce38">
            <text:p>3.818</text:p>
          </table:table-cell>
          <table:table-cell office:value-type="percentage" office:value="0.88420565076424273" table:style-name="ce39">
            <text:p>88,4%</text:p>
          </table:table-cell>
          <table:table-cell office:value-type="float" office:value="7254" table:style-name="ce38">
            <text:p>7.254</text:p>
          </table:table-cell>
          <table:table-cell office:value-type="percentage" office:value="0.92325315005727382" table:style-name="ce39">
            <text:p>92,3%</text:p>
          </table:table-cell>
          <table:table-cell office:value-type="float" office:value="9995" table:style-name="ce38">
            <text:p>9.995</text:p>
          </table:table-cell>
          <table:table-cell office:value-type="percentage" office:value="0.86491865697473169" table:style-name="ce39">
            <text:p>86,5%</text:p>
          </table:table-cell>
          <table:table-cell office:value-type="float" office:value="10113" table:style-name="ce38">
            <text:p>10.113</text:p>
          </table:table-cell>
          <table:table-cell office:value-type="percentage" office:value="0.79995253915519693" table:style-name="ce39">
            <text:p>80,0%</text:p>
          </table:table-cell>
          <table:table-cell office:value-type="float" office:value="7730" table:style-name="ce38">
            <text:p>7.730</text:p>
          </table:table-cell>
          <table:table-cell office:value-type="percentage" office:value="0.64990751639482092" table:style-name="ce39">
            <text:p>65,0%</text:p>
          </table:table-cell>
          <table:table-cell office:value-type="float" office:value="6930" table:style-name="ce38">
            <text:p>6.930</text:p>
          </table:table-cell>
          <table:table-cell office:value-type="percentage" office:value="0.6318956870611836" table:style-name="ce39">
            <text:p>63,2%</text:p>
          </table:table-cell>
          <table:table-cell office:value-type="float" office:value="4137" table:style-name="ce38">
            <text:p>4.137</text:p>
          </table:table-cell>
          <table:table-cell office:value-type="percentage" office:value="0.45332018408941488" table:style-name="ce39">
            <text:p>45,3%</text:p>
          </table:table-cell>
          <table:table-cell office:value-type="float" office:value="52331" table:style-name="ce38">
            <text:p>52.33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3741985485802863" table:style-name="ce39">
            <text:p>73,7%</text:p>
          </table:table-cell>
          <table:table-cell office:value-type="percentage" office:value="0.62149355122206118" table:style-name="ce39">
            <text:p>62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7" table:style-name="ce38">
            <text:p>1.947</text:p>
          </table:table-cell>
          <table:table-cell office:value-type="percentage" office:value="0.82886334610472545" table:style-name="ce39">
            <text:p>82,9%</text:p>
          </table:table-cell>
          <table:table-cell office:value-type="float" office:value="3205" table:style-name="ce38">
            <text:p>3.205</text:p>
          </table:table-cell>
          <table:table-cell office:value-type="percentage" office:value="0.85512273212379941" table:style-name="ce39">
            <text:p>85,5%</text:p>
          </table:table-cell>
          <table:table-cell office:value-type="float" office:value="6869" table:style-name="ce38">
            <text:p>6.869</text:p>
          </table:table-cell>
          <table:table-cell office:value-type="percentage" office:value="0.87760316851922826" table:style-name="ce39">
            <text:p>87,8%</text:p>
          </table:table-cell>
          <table:table-cell office:value-type="float" office:value="9229" table:style-name="ce38">
            <text:p>9.229</text:p>
          </table:table-cell>
          <table:table-cell office:value-type="percentage" office:value="0.81679794672094874" table:style-name="ce39">
            <text:p>81,7%</text:p>
          </table:table-cell>
          <table:table-cell office:value-type="float" office:value="9437" table:style-name="ce38">
            <text:p>9.437</text:p>
          </table:table-cell>
          <table:table-cell office:value-type="percentage" office:value="0.78628561906348937" table:style-name="ce39">
            <text:p>78,6%</text:p>
          </table:table-cell>
          <table:table-cell office:value-type="float" office:value="7566" table:style-name="ce38">
            <text:p>7.566</text:p>
          </table:table-cell>
          <table:table-cell office:value-type="percentage" office:value="0.62358856012527819" table:style-name="ce39">
            <text:p>62,4%</text:p>
          </table:table-cell>
          <table:table-cell office:value-type="float" office:value="6883" table:style-name="ce38">
            <text:p>6.883</text:p>
          </table:table-cell>
          <table:table-cell office:value-type="percentage" office:value="0.57382242601083788" table:style-name="ce39">
            <text:p>57,4%</text:p>
          </table:table-cell>
          <table:table-cell office:value-type="float" office:value="4759" table:style-name="ce38">
            <text:p>4.759</text:p>
          </table:table-cell>
          <table:table-cell office:value-type="percentage" office:value="0.49707541257572591" table:style-name="ce39">
            <text:p>49,7%</text:p>
          </table:table-cell>
          <table:table-cell office:value-type="float" office:value="49895" table:style-name="ce38">
            <text:p>49.8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0346976468763656" table:style-name="ce39">
            <text:p>70,3%</text:p>
          </table:table-cell>
          <table:table-cell office:value-type="percentage" office:value="0.5730051908677477" table:style-name="ce39">
            <text:p>5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6" table:style-name="ce38">
            <text:p>3.396</text:p>
          </table:table-cell>
          <table:table-cell office:value-type="string" table:style-name="ce39">
            <text:p>-</text:p>
          </table:table-cell>
          <table:table-cell office:value-type="float" office:value="9020" table:style-name="ce38">
            <text:p>9.020</text:p>
          </table:table-cell>
          <table:table-cell office:value-type="string" table:style-name="ce39">
            <text:p>-</text:p>
          </table:table-cell>
          <table:table-cell office:value-type="float" office:value="20694" table:style-name="ce38">
            <text:p>20.694</text:p>
          </table:table-cell>
          <table:table-cell office:value-type="string" table:style-name="ce39">
            <text:p>-</text:p>
          </table:table-cell>
          <table:table-cell office:value-type="float" office:value="29457" table:style-name="ce38">
            <text:p>29.457</text:p>
          </table:table-cell>
          <table:table-cell office:value-type="string" table:style-name="ce39">
            <text:p>-</text:p>
          </table:table-cell>
          <table:table-cell office:value-type="float" office:value="22024" table:style-name="ce38">
            <text:p>22.024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5476" table:style-name="ce38">
            <text:p>85.47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0" table:style-name="ce41">
            <text:p>150</text:p>
          </table:table-cell>
          <table:table-cell office:value-type="string" table:style-name="ce42">
            <text:p>-</text:p>
          </table:table-cell>
          <table:table-cell office:value-type="float" office:value="456" table:style-name="ce41">
            <text:p>456</text:p>
          </table:table-cell>
          <table:table-cell office:value-type="string" table:style-name="ce42">
            <text:p>-</text:p>
          </table:table-cell>
          <table:table-cell office:value-type="float" office:value="864" table:style-name="ce41">
            <text:p>864</text:p>
          </table:table-cell>
          <table:table-cell office:value-type="string" table:style-name="ce42">
            <text:p>-</text:p>
          </table:table-cell>
          <table:table-cell office:value-type="float" office:value="932" table:style-name="ce41">
            <text:p>932</text:p>
          </table:table-cell>
          <table:table-cell office:value-type="string" table:style-name="ce42">
            <text:p>-</text:p>
          </table:table-cell>
          <table:table-cell office:value-type="float" office:value="832" table:style-name="ce41">
            <text:p>832</text:p>
          </table:table-cell>
          <table:table-cell office:value-type="string" table:style-name="ce42">
            <text:p>-</text:p>
          </table:table-cell>
          <table:table-cell office:value-type="float" office:value="73" table:style-name="ce41">
            <text:p>73</text:p>
          </table:table-cell>
          <table:table-cell office:value-type="string" table:style-name="ce42">
            <text:p>-</text:p>
          </table:table-cell>
          <table:table-cell office:value-type="float" office:value="3343" table:style-name="ce41">
            <text:p>3.34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1862" table:style-name="ce45">
            <text:p>2.891.862</text:p>
          </table:table-cell>
          <table:table-cell office:value-type="percentage" office:value="1" table:style-name="ce46">
            <text:p>100,0%</text:p>
          </table:table-cell>
          <table:table-cell office:value-type="float" office:value="3896944" table:style-name="ce45">
            <text:p>3.896.944</text:p>
          </table:table-cell>
          <table:table-cell office:value-type="percentage" office:value="0.98406558511330045" table:style-name="ce46">
            <text:p>98,4%</text:p>
          </table:table-cell>
          <table:table-cell office:value-type="float" office:value="5098419" table:style-name="ce45">
            <text:p>5.098.419</text:p>
          </table:table-cell>
          <table:table-cell office:value-type="percentage" office:value="0.95529930189061762" table:style-name="ce46">
            <text:p>95,5%</text:p>
          </table:table-cell>
          <table:table-cell office:value-type="float" office:value="6435826" table:style-name="ce45">
            <text:p>6.435.826</text:p>
          </table:table-cell>
          <table:table-cell office:value-type="percentage" office:value="0.91504990682902176" table:style-name="ce46">
            <text:p>91,5%</text:p>
          </table:table-cell>
          <table:table-cell office:value-type="float" office:value="6585526" table:style-name="ce45">
            <text:p>6.585.526</text:p>
          </table:table-cell>
          <table:table-cell office:value-type="percentage" office:value="0.83448371378823194" table:style-name="ce46">
            <text:p>83,4%</text:p>
          </table:table-cell>
          <table:table-cell office:value-type="float" office:value="4182857" table:style-name="ce45">
            <text:p>4.182.857</text:p>
          </table:table-cell>
          <table:table-cell office:value-type="percentage" office:value="0.67136218957264882" table:style-name="ce46">
            <text:p>67,1%</text:p>
          </table:table-cell>
          <table:table-cell office:value-type="float" office:value="2846817" table:style-name="ce45">
            <text:p>2.846.817</text:p>
          </table:table-cell>
          <table:table-cell office:value-type="percentage" office:value="0.57573797081283973" table:style-name="ce46">
            <text:p>57,6%</text:p>
          </table:table-cell>
          <table:table-cell office:value-type="float" office:value="1058185" table:style-name="ce45">
            <text:p>1.058.185</text:p>
          </table:table-cell>
          <table:table-cell office:value-type="percentage" office:value="0.27211891111804859" table:style-name="ce46">
            <text:p>27,2%</text:p>
          </table:table-cell>
          <table:table-cell office:value-type="float" office:value="32996436" table:style-name="ce45">
            <text:p>32.996.43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8339438573667453" table:style-name="ce46">
            <text:p>78,3%</text:p>
          </table:table-cell>
          <table:table-cell office:value-type="percentage" office:value="0.69538215323894992" table:style-name="ce46">
            <text:p>69,5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31T15:14:03Z</meta:creation-date>
    <dc:date>2021-08-31T15:14:24Z</dc:date>
  </office:meta>
</office:document-meta>
</file>